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42.21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1.12mm"/>
    </style:style>
    <style:style style:name="co1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60.07mm" svg:height="90.05mm" svg:x="173.54mm" svg:y="9.03mm">
            <loext:p draw:notify-on-update-of-ranges="results.C4:results.C8 results.D3:results.D3 results.D4:results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76mm" svg:y="91.31mm">
            <loext:p draw:notify-on-update-of-ranges="results.D21:results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string" calcext:value-type="string">
            <text:p>N <text:s text:c="20"/>: 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50.2" calcext:value-type="float">
            <text:p>2350.2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430.32" calcext:value-type="float">
            <text:p>7430.32</text:p>
          </table:table-cell>
        </table:table-row>
        <table:table-row table:style-name="ro1">
          <table:table-cell office:value-type="float" office:value="2350.2" calcext:value-type="float">
            <text:p>2350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3207.3" calcext:value-type="float">
            <text:p>23207.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3790.8" calcext:value-type="float">
            <text:p>33790.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2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430.32" calcext:value-type="float">
            <text:p>7430.32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D$4:.$D$8]) ; LN([.$C$4:.$C$8]))" office:value-type="float" office:value="0.999989855095786" calcext:value-type="float">
            <text:p>0.9999898551</text:p>
          </table:table-cell>
        </table:table-row>
        <table:table-row table:style-name="ro1">
          <table:table-cell office:value-type="string" calcext:value-type="string">
            <text:p>N <text:s text:c="20"/>: 300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D$4:.$D$8]) ; LN([.$C$4:.$C$8]))" office:value-type="float" office:value="0.00386673245958559" calcext:value-type="float">
            <text:p>0.00386673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530" calcext:value-type="float">
            <text:p>14530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D$4:.$D$8]) ; LN([.$C$4:.$C$8]))" office:value-type="float" office:value="1.65434686295902" calcext:value-type="float">
            <text:p>1.654346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D$4:.$D$8]) ; LN([.$C$4:.$C$8])))" office:value-type="float" office:value="1.15645593306046" calcext:value-type="float">
            <text:p>1.15645593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INDEX([.$C$4:.$C$8]; 1; 1)" office:value-type="float" office:value="100" calcext:value-type="float">
            <text:p>100</text:p>
          </table:table-cell>
          <table:table-cell table:formula="of:=[.$D$19] * [.$C$21] ^ [.$D$18]" office:value-type="float" office:value="2354.08865570082" calcext:value-type="float">
            <text:p>2354.0886557008</text:p>
          </table:table-cell>
        </table:table-row>
        <table:table-row table:style-name="ro1">
          <table:table-cell office:value-type="string" calcext:value-type="string">
            <text:p>N <text:s text:c="20"/>: 400</text:p>
          </table:table-cell>
          <table:table-cell/>
          <table:table-cell table:formula="of:=INDEX([.$C$4:.$C$8]; 2; 1)" office:value-type="float" office:value="200" calcext:value-type="float">
            <text:p>200</text:p>
          </table:table-cell>
          <table:table-cell table:formula="of:=[.$D$19] * [.$C$22] ^ [.$D$18]" office:value-type="float" office:value="7410.21559170811" calcext:value-type="float">
            <text:p>7410.2155917081</text:p>
          </table:table-cell>
        </table:table-row>
        <table:table-row table:style-name="ro1">
          <table:table-cell table:number-columns-repeated="2"/>
          <table:table-cell table:formula="of:=INDEX([.$C$4:.$C$8]; 3; 1)" office:value-type="float" office:value="300" calcext:value-type="float">
            <text:p>300</text:p>
          </table:table-cell>
          <table:table-cell table:formula="of:=[.$D$19] * [.$C$23] ^ [.$D$18]" office:value-type="float" office:value="14492.6186794022" calcext:value-type="float">
            <text:p>14492.6186794022</text:p>
          </table:table-cell>
        </table:table-row>
        <table:table-row table:style-name="ro1">
          <table:table-cell office:value-type="float" office:value="23207.3" calcext:value-type="float">
            <text:p>23207.3</text:p>
          </table:table-cell>
          <table:table-cell/>
          <table:table-cell table:formula="of:=INDEX([.$C$4:.$C$8]; 4; 1)" office:value-type="float" office:value="400" calcext:value-type="float">
            <text:p>400</text:p>
          </table:table-cell>
          <table:table-cell table:formula="of:=[.$D$19] * [.$C$24] ^ [.$D$18]" office:value-type="float" office:value="23325.9248680448" calcext:value-type="float">
            <text:p>23325.9248680448</text:p>
          </table:table-cell>
        </table:table-row>
        <table:table-row table:style-name="ro1">
          <table:table-cell table:number-columns-repeated="2"/>
          <table:table-cell table:formula="of:=INDEX([.$C$4:.$C$8]; 5; 1)" office:value-type="float" office:value="500" calcext:value-type="float">
            <text:p>500</text:p>
          </table:table-cell>
          <table:table-cell table:formula="of:=[.$D$19] * [.$C$25] ^ [.$D$18]" office:value-type="float" office:value="33741.2873506007" calcext:value-type="float">
            <text:p>33741.28735060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3790.8" calcext:value-type="float">
            <text:p>33790.8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9.86mm" svg:height="90.04mm" svg:x="100.97mm" svg:y="48.88mm">
            <loext:p draw:notify-on-update-of-ranges="Sheet2.D3:Sheet2.D3 Sheet2.D4:Sheet2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ctual Value</text:p>
          </table:table-cell>
        </table:table-row>
        <table:table-row table:style-name="ro1">
          <table:table-cell office:value-type="float" office:value="4898260" calcext:value-type="float">
            <text:p>48982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98260" calcext:value-type="float">
            <text:p>4898260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5522600" calcext:value-type="float">
            <text:p>15522600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30461600" calcext:value-type="float">
            <text:p>30461600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9161000" calcext:value-type="float">
            <text:p>49161000</text:p>
          </table:table-cell>
        </table:table-row>
        <table:table-row table:style-name="ro1">
          <table:table-cell office:value-type="string" calcext:value-type="string">
            <text:p>N <text:s text:c="20"/>: 2000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1296800" calcext:value-type="float">
            <text:p>712968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522600" calcext:value-type="float">
            <text:p>15522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461600" calcext:value-type="float">
            <text:p>304616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161000" calcext:value-type="float">
            <text:p>4916100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296800" calcext:value-type="float">
            <text:p>71296800</text:p>
          </table:table-cell>
          <table:table-cell table:number-columns-repeated="3"/>
        </table:table-row>
      </table:table>
      <table:table table:name="Testing (Aug 6-9) Results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verage/(N^(5/3))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/>
          <table:table-cell office:value-type="string" calcext:value-type="string">
            <text:p>N <text:s text:c="20"/>: 500000</text:p>
          </table:table-cell>
          <table:table-cell/>
          <table:table-cell office:value-type="string" calcext:value-type="string">
            <text:p>N <text:s text:c="20"/>: 9000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5980000" calcext:value-type="float">
            <text:p>225980000</text:p>
          </table:table-cell>
          <table:table-cell table:formula="of:=[.H4]/([.G4] ^ (5/3))" office:value-type="float" office:value="1.04890624461982" calcext:value-type="float">
            <text:p>1.0489062446</text:p>
          </table:table-cell>
          <table:table-cell office:value-type="float" office:value="123.815" calcext:value-type="float">
            <text:p>123.815</text:p>
          </table:table-cell>
        </table:table-row>
        <table:table-row table:style-name="ro1">
          <table:table-cell table:number-columns-repeated="6"/>
          <table:table-cell office:value-type="float" office:value="200000" calcext:value-type="float">
            <text:p>200000</text:p>
          </table:table-cell>
          <table:table-cell office:value-type="float" office:value="716320000" calcext:value-type="float">
            <text:p>716320000</text:p>
          </table:table-cell>
          <table:table-cell table:formula="of:=[.H5]/([.G5] ^ (5/3))" office:value-type="float" office:value="1.04726619311832" calcext:value-type="float">
            <text:p>1.0472661931</text:p>
          </table:table-cell>
          <table:table-cell office:value-type="float" office:value="173.056" calcext:value-type="float">
            <text:p>173.0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408000000" calcext:value-type="float">
            <text:p>1408000000</text:p>
          </table:table-cell>
          <table:table-cell table:formula="of:=[.H6]/([.G6] ^ (5/3))" office:value-type="float" office:value="1.0472906596841" calcext:value-type="float">
            <text:p>1.0472906597</text:p>
          </table:table-cell>
          <table:table-cell office:value-type="float" office:value="213.058" calcext:value-type="float">
            <text:p>213.058</text:p>
          </table:table-cell>
        </table:table-row>
        <table:table-row table:style-name="ro1">
          <table:table-cell office:value-type="float" office:value="225980000" calcext:value-type="float">
            <text:p>225980000</text:p>
          </table:table-cell>
          <table:table-cell/>
          <table:table-cell office:value-type="float" office:value="3293070000" calcext:value-type="float">
            <text:p>3293070000</text:p>
          </table:table-cell>
          <table:table-cell/>
          <table:table-cell office:value-type="float" office:value="8771670000" calcext:value-type="float">
            <text:p>8771670000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271610000" calcext:value-type="float">
            <text:p>2271610000</text:p>
          </table:table-cell>
          <table:table-cell table:formula="of:=[.H7]/([.G7] ^ (5/3))" office:value-type="float" office:value="1.04608534907831" calcext:value-type="float">
            <text:p>1.0460853491</text:p>
          </table:table-cell>
          <table:table-cell office:value-type="float" office:value="265.908" calcext:value-type="float">
            <text:p>265.908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3293070000" calcext:value-type="float">
            <text:p>3293070000</text:p>
          </table:table-cell>
          <table:table-cell table:formula="of:=[.H8]/([.G8] ^ (5/3))" office:value-type="float" office:value="1.04548455644098" calcext:value-type="float">
            <text:p>1.0454845564</text:p>
          </table:table-cell>
          <table:table-cell office:value-type="float" office:value="253.71" calcext:value-type="float">
            <text:p>253.71</text:p>
          </table:table-cell>
        </table:table-row>
        <table:table-row table:style-name="ro1">
          <table:table-cell office:value-type="float" office:value="123.815" calcext:value-type="float">
            <text:p>123.815</text:p>
          </table:table-cell>
          <table:table-cell/>
          <table:table-cell office:value-type="float" office:value="253.71" calcext:value-type="float">
            <text:p>253.71</text:p>
          </table:table-cell>
          <table:table-cell/>
          <table:table-cell office:value-type="float" office:value="286.776" calcext:value-type="float">
            <text:p>286.77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4465350000" calcext:value-type="float">
            <text:p>4465350000</text:p>
          </table:table-cell>
          <table:table-cell table:formula="of:=[.H9]/([.G9] ^ (5/3))" office:value-type="float" office:value="1.04617279222366" calcext:value-type="float">
            <text:p>1.0461727922</text:p>
          </table:table-cell>
          <table:table-cell office:value-type="float" office:value="248.263" calcext:value-type="float">
            <text:p>248.263</text:p>
          </table:table-cell>
        </table:table-row>
        <table:table-row table:style-name="ro1">
          <table:table-cell table:number-columns-repeated="6"/>
          <table:table-cell office:value-type="float" office:value="700000" calcext:value-type="float">
            <text:p>700000</text:p>
          </table:table-cell>
          <table:table-cell office:value-type="float" office:value="5778340000" calcext:value-type="float">
            <text:p>5778340000</text:p>
          </table:table-cell>
          <table:table-cell table:formula="of:=[.H10]/([.G10] ^ (5/3))" office:value-type="float" office:value="1.04706351212844" calcext:value-type="float">
            <text:p>1.0470635121</text:p>
          </table:table-cell>
          <table:table-cell office:value-type="float" office:value="236.928" calcext:value-type="float">
            <text:p>236.928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215850000" calcext:value-type="float">
            <text:p>7215850000</text:p>
          </table:table-cell>
          <table:table-cell table:formula="of:=[.H11]/([.G11] ^ (5/3))" office:value-type="float" office:value="1.04665652453202" calcext:value-type="float">
            <text:p>1.0466565245</text:p>
          </table:table-cell>
          <table:table-cell office:value-type="float" office:value="273.447" calcext:value-type="float">
            <text:p>273.447</text:p>
          </table:table-cell>
        </table:table-row>
        <table:table-row table:style-name="ro1">
          <table:table-cell office:value-type="string" calcext:value-type="string">
            <text:p>N <text:s text:c="20"/>: 200000</text:p>
          </table:table-cell>
          <table:table-cell/>
          <table:table-cell office:value-type="string" calcext:value-type="string">
            <text:p>N <text:s text:c="20"/>: 600000</text:p>
          </table:table-cell>
          <table:table-cell/>
          <table:table-cell office:value-type="string" calcext:value-type="string">
            <text:p>N <text:s text:c="20"/>: 1000000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8771670000" calcext:value-type="float">
            <text:p>8771670000</text:p>
          </table:table-cell>
          <table:table-cell table:formula="of:=[.H12]/([.G12] ^ (5/3))" office:value-type="float" office:value="1.04554990990909" calcext:value-type="float">
            <text:p>1.0455499099</text:p>
          </table:table-cell>
          <table:table-cell office:value-type="float" office:value="286.776" calcext:value-type="float">
            <text:p>286.776</text:p>
          </table:table-cell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10456400000" calcext:value-type="float">
            <text:p>10456400000</text:p>
          </table:table-cell>
          <table:table-cell table:formula="of:=[.H13]/([.G13] ^ (5/3))" office:value-type="float" office:value="1.04564" calcext:value-type="float">
            <text:p>1.04564</text:p>
          </table:table-cell>
          <table:table-cell office:value-type="float" office:value="280.656" calcext:value-type="float">
            <text:p>280.656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20536800000" calcext:value-type="float">
            <text:p>20536800000</text:p>
          </table:table-cell>
          <table:table-cell table:formula="of:=[.H14]/([.G14] ^ (5/3))" office:value-type="float" office:value="1.04483410917641" calcext:value-type="float">
            <text:p>1.0448341092</text:p>
          </table:table-cell>
          <table:table-cell office:value-type="float" office:value="303.786" calcext:value-type="float">
            <text:p>303.786</text:p>
          </table:table-cell>
        </table:table-row>
        <table:table-row table:style-name="ro1">
          <table:table-cell office:value-type="float" office:value="716320000" calcext:value-type="float">
            <text:p>716320000</text:p>
          </table:table-cell>
          <table:table-cell/>
          <table:table-cell office:value-type="float" office:value="4465350000" calcext:value-type="float">
            <text:p>4465350000</text:p>
          </table:table-cell>
          <table:table-cell/>
          <table:table-cell office:value-type="float" office:value="10456400000" calcext:value-type="float">
            <text:p>1045640000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3240500000" calcext:value-type="float">
            <text:p>33240500000</text:p>
          </table:table-cell>
          <table:table-cell table:formula="of:=[.H15]/([.G15] ^ (5/3))" office:value-type="float" office:value="1.04701014147576" calcext:value-type="float">
            <text:p>1.0470101415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173.056" calcext:value-type="float">
            <text:p>173.056</text:p>
          </table:table-cell>
          <table:table-cell/>
          <table:table-cell office:value-type="float" office:value="248.263" calcext:value-type="float">
            <text:p>248.263</text:p>
          </table:table-cell>
          <table:table-cell/>
          <table:table-cell office:value-type="float" office:value="280.656" calcext:value-type="float">
            <text:p>280.656</text:p>
          </table:table-cell>
          <table:table-cell table:number-columns-repeated="2"/>
          <table:table-cell office:value-type="string" calcext:value-type="string">
            <text:p>Average =</text:p>
          </table:table-cell>
          <table:table-cell table:formula="of:=AVERAGE([.I4:.I15])" office:value-type="float" office:value="1.04649666603224" calcext:value-type="float">
            <text:p>1.046496666</text:p>
          </table:table-cell>
          <table:table-cell table:formula="of:=AVERAGE([.J4:.J15])" office:value-type="float" office:value="249.597916666667" calcext:value-type="float">
            <text:p>249.59791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 = 100k-2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<text:s text:c="20"/>: 300000</text:p>
          </table:table-cell>
          <table:table-cell/>
          <table:table-cell office:value-type="string" calcext:value-type="string">
            <text:p>N <text:s text:c="20"/>: 700000</text:p>
          </table:table-cell>
          <table:table-cell/>
          <table:table-cell office:value-type="string" calcext:value-type="string">
            <text:p>N <text:s text:c="20"/>: 15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1408000000" calcext:value-type="float">
            <text:p>1408000000</text:p>
          </table:table-cell>
          <table:table-cell/>
          <table:table-cell office:value-type="float" office:value="5778340000" calcext:value-type="float">
            <text:p>5778340000</text:p>
          </table:table-cell>
          <table:table-cell/>
          <table:table-cell office:value-type="float" office:value="20536800000" calcext:value-type="float">
            <text:p>205368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13.058" calcext:value-type="float">
            <text:p>213.058</text:p>
          </table:table-cell>
          <table:table-cell/>
          <table:table-cell office:value-type="float" office:value="236.928" calcext:value-type="float">
            <text:p>236.928</text:p>
          </table:table-cell>
          <table:table-cell/>
          <table:table-cell office:value-type="float" office:value="303.786" calcext:value-type="float">
            <text:p>303.78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400000</text:p>
          </table:table-cell>
          <table:table-cell/>
          <table:table-cell office:value-type="string" calcext:value-type="string">
            <text:p>N <text:s text:c="20"/>: 800000</text:p>
          </table:table-cell>
          <table:table-cell/>
          <table:table-cell office:value-type="string" calcext:value-type="string">
            <text:p>N <text:s text:c="20"/>: 20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2271610000" calcext:value-type="float">
            <text:p>2271610000</text:p>
          </table:table-cell>
          <table:table-cell/>
          <table:table-cell office:value-type="float" office:value="7215850000" calcext:value-type="float">
            <text:p>7215850000</text:p>
          </table:table-cell>
          <table:table-cell/>
          <table:table-cell office:value-type="float" office:value="33240500000" calcext:value-type="float">
            <text:p>332405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/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265.908" calcext:value-type="float">
            <text:p>265.908</text:p>
          </table:table-cell>
          <table:table-cell/>
          <table:table-cell office:value-type="float" office:value="273.447" calcext:value-type="float">
            <text:p>273.447</text:p>
          </table:table-cell>
          <table:table-cell/>
          <table:table-cell office:value-type="float" office:value="335.772" calcext:value-type="float">
            <text:p>335.77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of Point Sets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Angles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verall Run Time:</text:p>
          </table:table-cell>
          <table:table-cell office:value-type="string" calcext:value-type="string">
            <text:p>4115m44.408s = ~69.59 hours = ~2.9 days</text:p>
          </table:table-cell>
          <table:table-cell table:number-columns-repeated="8"/>
        </table:table-row>
      </table:table>
      <table:table table:name="Testing Aug 14, Smaller N Values" table:style-name="ta1">
        <table:table-column table:style-name="co12" table:default-cell-style-name="Default"/>
        <table:table-column table:style-name="co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# Point Set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verall Average</text:p>
          </table:table-cell>
          <table:table-cell office:value-type="string" calcext:value-type="string">
            <text:p>Average/ (N^(5/3))</text:p>
          </table:table-cell>
          <table:table-cell office:value-type="string" calcext:value-type="string">
            <text:p>Overall Delta</text:p>
          </table:table-cell>
          <table:table-cell/>
          <table:table-cell office:value-type="string" calcext:value-type="string">
            <text:p>Overall Average Counter</text:p>
          </table:table-cell>
        </table:table-row>
        <table:table-row table:style-name="ro1">
          <table:table-cell office:value-type="string" calcext:value-type="string">
            <text:p>N <text:s text:c="20"/>: 1000</text:p>
          </table:table-cell>
          <table:table-cell/>
          <table:table-cell office:value-type="string" calcext:value-type="string">
            <text:p># Angl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7]" office:value-type="float" office:value="106875" calcext:value-type="float">
            <text:p>106875</text:p>
          </table:table-cell>
          <table:table-cell table:formula="of:= [.G4] / ([.F4] ^ (5/3))" office:value-type="float" office:value="1.06875" calcext:value-type="float">
            <text:p>1.06875</text:p>
          </table:table-cell>
          <table:table-cell table:formula="of:=[.A9]" office:value-type="float" office:value="23.9013" calcext:value-type="float">
            <text:p>23.9013</text:p>
          </table:table-cell>
          <table:table-cell/>
          <table:table-cell table:formula="of:=AVERAGE(([.G4:.G103]))" office:value-type="float" office:value="85961177.52" calcext:value-type="float">
            <text:p>85961177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 Time = 358m55s = ~ 5.9 hours</text:p>
          </table:table-cell>
          <table:table-cell table:number-columns-repeated="2"/>
          <table:table-cell table:formula="of:=[.F4] + 1000" office:value-type="float" office:value="2000" calcext:value-type="float">
            <text:p>2000</text:p>
          </table:table-cell>
          <table:table-cell table:formula="of:=[.A15]" office:value-type="float" office:value="336519" calcext:value-type="float">
            <text:p>336519</text:p>
          </table:table-cell>
          <table:table-cell table:formula="of:= [.G5] / ([.F5] ^ (5/3))" office:value-type="float" office:value="1.05996842947393" calcext:value-type="float">
            <text:p>1.0599684295</text:p>
          </table:table-cell>
          <table:table-cell table:formula="of:=[.A17]" office:value-type="float" office:value="28.1299" calcext:value-type="float">
            <text:p>28.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5] + 1000" office:value-type="float" office:value="3000" calcext:value-type="float">
            <text:p>3000</text:p>
          </table:table-cell>
          <table:table-cell table:formula="of:=[.A23]" office:value-type="float" office:value="662608" calcext:value-type="float">
            <text:p>662608</text:p>
          </table:table-cell>
          <table:table-cell table:formula="of:= [.G6] / ([.F6] ^ (5/3))" office:value-type="float" office:value="1.06182900364695" calcext:value-type="float">
            <text:p>1.0618290036</text:p>
          </table:table-cell>
          <table:table-cell table:formula="of:=[.A25]" office:value-type="float" office:value="35.1702" calcext:value-type="float">
            <text:p>35.1702</text:p>
          </table:table-cell>
          <table:table-cell/>
          <table:table-cell office:value-type="string" calcext:value-type="string">
            <text:p>Average Ratio</text:p>
          </table:table-cell>
        </table:table-row>
        <table:table-row table:style-name="ro1">
          <table:table-cell office:value-type="float" office:value="106875" calcext:value-type="float">
            <text:p>106875</text:p>
          </table:table-cell>
          <table:table-cell table:number-columns-repeated="4"/>
          <table:table-cell table:formula="of:=[.F6] + 1000" office:value-type="float" office:value="4000" calcext:value-type="float">
            <text:p>4000</text:p>
          </table:table-cell>
          <table:table-cell table:formula="of:=[.A31]" office:value-type="float" office:value="1066340" calcext:value-type="float">
            <text:p>1066340</text:p>
          </table:table-cell>
          <table:table-cell table:formula="of:= [.G7] / ([.F7] ^ (5/3))" office:value-type="float" office:value="1.05794327359736" calcext:value-type="float">
            <text:p>1.0579432736</text:p>
          </table:table-cell>
          <table:table-cell table:formula="of:=[.A33]" office:value-type="float" office:value="56.8064" calcext:value-type="float">
            <text:p>56.8064</text:p>
          </table:table-cell>
          <table:table-cell/>
          <table:table-cell table:formula="of:=AVERAGE([.H4:.H103])" office:value-type="float" office:value="1.05167862292619" calcext:value-type="float">
            <text:p>1.0516786229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] + 1000" office:value-type="float" office:value="5000" calcext:value-type="float">
            <text:p>5000</text:p>
          </table:table-cell>
          <table:table-cell table:formula="of:=[.A39]" office:value-type="float" office:value="1545950" calcext:value-type="float">
            <text:p>1545950</text:p>
          </table:table-cell>
          <table:table-cell table:formula="of:= [.G8] / ([.F8] ^ (5/3))" office:value-type="float" office:value="1.05741492590594" calcext:value-type="float">
            <text:p>1.0574149259</text:p>
          </table:table-cell>
          <table:table-cell table:formula="of:=[.A41]" office:value-type="float" office:value="39.7178" calcext:value-type="float">
            <text:p>39.7178</text:p>
          </table:table-cell>
          <table:table-cell table:number-columns-repeated="2"/>
        </table:table-row>
        <table:table-row table:style-name="ro1">
          <table:table-cell office:value-type="float" office:value="23.9013" calcext:value-type="float">
            <text:p>23.9013</text:p>
          </table:table-cell>
          <table:table-cell table:number-columns-repeated="4"/>
          <table:table-cell table:formula="of:=[.F8] + 1000" office:value-type="float" office:value="6000" calcext:value-type="float">
            <text:p>6000</text:p>
          </table:table-cell>
          <table:table-cell table:formula="of:=[.A47]" office:value-type="float" office:value="2090650" calcext:value-type="float">
            <text:p>2090650</text:p>
          </table:table-cell>
          <table:table-cell table:formula="of:= [.G9] / ([.F9] ^ (5/3))" office:value-type="float" office:value="1.05526754650125" calcext:value-type="float">
            <text:p>1.0552675465</text:p>
          </table:table-cell>
          <table:table-cell table:formula="of:=[.A49]" office:value-type="float" office:value="50.2148" calcext:value-type="float">
            <text:p>50.2148</text:p>
          </table:table-cell>
          <table:table-cell/>
          <table:table-cell office:value-type="string" calcext:value-type="string">
            <text:p>Max Delta</text:p>
          </table:table-cell>
        </table:table-row>
        <table:table-row table:style-name="ro1">
          <table:table-cell table:number-columns-repeated="5"/>
          <table:table-cell table:formula="of:=[.F9] + 1000" office:value-type="float" office:value="7000" calcext:value-type="float">
            <text:p>7000</text:p>
          </table:table-cell>
          <table:table-cell table:formula="of:=[.A55]" office:value-type="float" office:value="2709260" calcext:value-type="float">
            <text:p>2709260</text:p>
          </table:table-cell>
          <table:table-cell table:formula="of:= [.G10] / ([.F10] ^ (5/3))" office:value-type="float" office:value="1.0576791706608" calcext:value-type="float">
            <text:p>1.0576791707</text:p>
          </table:table-cell>
          <table:table-cell table:formula="of:=[.A57]" office:value-type="float" office:value="48.5808" calcext:value-type="float">
            <text:p>48.5808</text:p>
          </table:table-cell>
          <table:table-cell/>
          <table:table-cell table:formula="of:=MAX([.I4:.I103])" office:value-type="float" office:value="142.039" calcext:value-type="float">
            <text:p>142.039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10] + 1000" office:value-type="float" office:value="8000" calcext:value-type="float">
            <text:p>8000</text:p>
          </table:table-cell>
          <table:table-cell table:formula="of:=[.A63]" office:value-type="float" office:value="3382540" calcext:value-type="float">
            <text:p>3382540</text:p>
          </table:table-cell>
          <table:table-cell table:formula="of:= [.G11] / ([.F11] ^ (5/3))" office:value-type="float" office:value="1.05704375" calcext:value-type="float">
            <text:p>1.05704375</text:p>
          </table:table-cell>
          <table:table-cell table:formula="of:=[.A65]" office:value-type="float" office:value="115.3" calcext:value-type="float">
            <text:p>115.3</text:p>
          </table:table-cell>
          <table:table-cell/>
          <table:table-cell office:value-type="string" calcext:value-type="string">
            <text:p>Min Delta</text:p>
          </table:table-cell>
        </table:table-row>
        <table:table-row table:style-name="ro1">
          <table:table-cell office:value-type="string" calcext:value-type="string">
            <text:p>N <text:s text:c="20"/>: 2000</text:p>
          </table:table-cell>
          <table:table-cell table:number-columns-repeated="4"/>
          <table:table-cell table:formula="of:=[.F11] + 1000" office:value-type="float" office:value="9000" calcext:value-type="float">
            <text:p>9000</text:p>
          </table:table-cell>
          <table:table-cell table:formula="of:=[.A71]" office:value-type="float" office:value="4113000" calcext:value-type="float">
            <text:p>4113000</text:p>
          </table:table-cell>
          <table:table-cell table:formula="of:= [.G12] / ([.F12] ^ (5/3))" office:value-type="float" office:value="1.0562203412608" calcext:value-type="float">
            <text:p>1.0562203413</text:p>
          </table:table-cell>
          <table:table-cell table:formula="of:=[.A73]" office:value-type="float" office:value="52.2182" calcext:value-type="float">
            <text:p>52.2182</text:p>
          </table:table-cell>
          <table:table-cell/>
          <table:table-cell table:formula="of:=MIN([.I4:.I103])" office:value-type="float" office:value="23.9013" calcext:value-type="float">
            <text:p>23.9013</text:p>
          </table:table-cell>
        </table:table-row>
        <table:table-row table:style-name="ro1">
          <table:table-cell table:number-columns-repeated="5"/>
          <table:table-cell table:formula="of:=[.F12] + 1000" office:value-type="float" office:value="10000" calcext:value-type="float">
            <text:p>10000</text:p>
          </table:table-cell>
          <table:table-cell table:formula="of:=[.A79]" office:value-type="float" office:value="4895400" calcext:value-type="float">
            <text:p>4895400</text:p>
          </table:table-cell>
          <table:table-cell table:formula="of:= [.G13] / ([.F13] ^ (5/3))" office:value-type="float" office:value="1.05468195815821" calcext:value-type="float">
            <text:p>1.0546819582</text:p>
          </table:table-cell>
          <table:table-cell table:formula="of:=[.A81]" office:value-type="float" office:value="53.9194" calcext:value-type="float">
            <text:p>53.9194</text:p>
          </table:table-cell>
          <table:table-cell/>
          <table:table-cell office:value-type="string" calcext:value-type="string">
            <text:p>Average Delta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13] + 1000" office:value-type="float" office:value="11000" calcext:value-type="float">
            <text:p>11000</text:p>
          </table:table-cell>
          <table:table-cell table:formula="of:=[.A87]" office:value-type="float" office:value="5734180" calcext:value-type="float">
            <text:p>5734180</text:p>
          </table:table-cell>
          <table:table-cell table:formula="of:= [.G14] / ([.F14] ^ (5/3))" office:value-type="float" office:value="1.05394232692072" calcext:value-type="float">
            <text:p>1.0539423269</text:p>
          </table:table-cell>
          <table:table-cell table:formula="of:=[.A89]" office:value-type="float" office:value="57.0987" calcext:value-type="float">
            <text:p>57.0987</text:p>
          </table:table-cell>
          <table:table-cell/>
          <table:table-cell table:formula="of:=AVERAGE([.I4:.I103])" office:value-type="float" office:value="98.332549" calcext:value-type="float">
            <text:p>98.332549</text:p>
          </table:table-cell>
        </table:table-row>
        <table:table-row table:style-name="ro1">
          <table:table-cell office:value-type="float" office:value="336519" calcext:value-type="float">
            <text:p>336519</text:p>
          </table:table-cell>
          <table:table-cell table:number-columns-repeated="4"/>
          <table:table-cell table:formula="of:=[.F14] + 1000" office:value-type="float" office:value="12000" calcext:value-type="float">
            <text:p>12000</text:p>
          </table:table-cell>
          <table:table-cell table:formula="of:=[.A95]" office:value-type="float" office:value="6633620" calcext:value-type="float">
            <text:p>6633620</text:p>
          </table:table-cell>
          <table:table-cell table:formula="of:= [.G15] / ([.F15] ^ (5/3))" office:value-type="float" office:value="1.05466656856759" calcext:value-type="float">
            <text:p>1.0546665686</text:p>
          </table:table-cell>
          <table:table-cell table:formula="of:=[.A97]" office:value-type="float" office:value="56.2479" calcext:value-type="float">
            <text:p>56.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15] + 1000" office:value-type="float" office:value="13000" calcext:value-type="float">
            <text:p>13000</text:p>
          </table:table-cell>
          <table:table-cell table:formula="of:=[.A103]" office:value-type="float" office:value="7575810" calcext:value-type="float">
            <text:p>7575810</text:p>
          </table:table-cell>
          <table:table-cell table:formula="of:= [.G16] / ([.F16] ^ (5/3))" office:value-type="float" office:value="1.0540393396794" calcext:value-type="float">
            <text:p>1.0540393397</text:p>
          </table:table-cell>
          <table:table-cell table:formula="of:=[.A105]" office:value-type="float" office:value="60.7828" calcext:value-type="float">
            <text:p>60.7828</text:p>
          </table:table-cell>
          <table:table-cell table:number-columns-repeated="2"/>
        </table:table-row>
        <table:table-row table:style-name="ro1">
          <table:table-cell office:value-type="float" office:value="28.1299" calcext:value-type="float">
            <text:p>28.1299</text:p>
          </table:table-cell>
          <table:table-cell table:number-columns-repeated="4"/>
          <table:table-cell table:formula="of:=[.F16] + 1000" office:value-type="float" office:value="14000" calcext:value-type="float">
            <text:p>14000</text:p>
          </table:table-cell>
          <table:table-cell table:formula="of:=[.A111]" office:value-type="float" office:value="8586580" calcext:value-type="float">
            <text:p>8586580</text:p>
          </table:table-cell>
          <table:table-cell table:formula="of:= [.G17] / ([.F17] ^ (5/3))" office:value-type="float" office:value="1.0558611919756" calcext:value-type="float">
            <text:p>1.055861192</text:p>
          </table:table-cell>
          <table:table-cell table:formula="of:=[.A113]" office:value-type="float" office:value="73.1765" calcext:value-type="float">
            <text:p>73.176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7] + 1000" office:value-type="float" office:value="15000" calcext:value-type="float">
            <text:p>15000</text:p>
          </table:table-cell>
          <table:table-cell table:formula="of:=[.A119]" office:value-type="float" office:value="9613420" calcext:value-type="float">
            <text:p>9613420</text:p>
          </table:table-cell>
          <table:table-cell table:formula="of:= [.G18] / ([.F18] ^ (5/3))" office:value-type="float" office:value="1.05372144353822" calcext:value-type="float">
            <text:p>1.0537214435</text:p>
          </table:table-cell>
          <table:table-cell table:formula="of:=[.A121]" office:value-type="float" office:value="66.1265" calcext:value-type="float">
            <text:p>66.1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18] + 1000" office:value-type="float" office:value="16000" calcext:value-type="float">
            <text:p>16000</text:p>
          </table:table-cell>
          <table:table-cell table:formula="of:=[.A127]" office:value-type="float" office:value="10718800" calcext:value-type="float">
            <text:p>10718800</text:p>
          </table:table-cell>
          <table:table-cell table:formula="of:= [.G19] / ([.F19] ^ (5/3))" office:value-type="float" office:value="1.05506576168853" calcext:value-type="float">
            <text:p>1.0550657617</text:p>
          </table:table-cell>
          <table:table-cell table:formula="of:=[.A129]" office:value-type="float" office:value="76.9366" calcext:value-type="float">
            <text:p>76.9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3000</text:p>
          </table:table-cell>
          <table:table-cell table:number-columns-repeated="4"/>
          <table:table-cell table:formula="of:=[.F19] + 1000" office:value-type="float" office:value="17000" calcext:value-type="float">
            <text:p>17000</text:p>
          </table:table-cell>
          <table:table-cell table:formula="of:=[.A135]" office:value-type="float" office:value="11834700" calcext:value-type="float">
            <text:p>11834700</text:p>
          </table:table-cell>
          <table:table-cell table:formula="of:= [.G20] / ([.F20] ^ (5/3))" office:value-type="float" office:value="1.05295315712675" calcext:value-type="float">
            <text:p>1.0529531571</text:p>
          </table:table-cell>
          <table:table-cell table:formula="of:=[.A137]" office:value-type="float" office:value="62.3859" calcext:value-type="float">
            <text:p>62.385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0] + 1000" office:value-type="float" office:value="18000" calcext:value-type="float">
            <text:p>18000</text:p>
          </table:table-cell>
          <table:table-cell table:formula="of:=[.A143]" office:value-type="float" office:value="13031600" calcext:value-type="float">
            <text:p>13031600</text:p>
          </table:table-cell>
          <table:table-cell table:formula="of:= [.G21] / ([.F21] ^ (5/3))" office:value-type="float" office:value="1.05408807261644" calcext:value-type="float">
            <text:p>1.0540880726</text:p>
          </table:table-cell>
          <table:table-cell table:formula="of:=[.A145]" office:value-type="float" office:value="68.4175" calcext:value-type="float">
            <text:p>68.4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21] + 1000" office:value-type="float" office:value="19000" calcext:value-type="float">
            <text:p>19000</text:p>
          </table:table-cell>
          <table:table-cell table:formula="of:=[.A151]" office:value-type="float" office:value="14255800" calcext:value-type="float">
            <text:p>14255800</text:p>
          </table:table-cell>
          <table:table-cell table:formula="of:= [.G22] / ([.F22] ^ (5/3))" office:value-type="float" office:value="1.05374515855541" calcext:value-type="float">
            <text:p>1.0537451586</text:p>
          </table:table-cell>
          <table:table-cell table:formula="of:=[.A153]" office:value-type="float" office:value="66.4891" calcext:value-type="float">
            <text:p>66.4891</text:p>
          </table:table-cell>
          <table:table-cell table:number-columns-repeated="2"/>
        </table:table-row>
        <table:table-row table:style-name="ro1">
          <table:table-cell office:value-type="float" office:value="662608" calcext:value-type="float">
            <text:p>662608</text:p>
          </table:table-cell>
          <table:table-cell table:number-columns-repeated="4"/>
          <table:table-cell table:formula="of:=[.F22] + 1000" office:value-type="float" office:value="20000" calcext:value-type="float">
            <text:p>20000</text:p>
          </table:table-cell>
          <table:table-cell table:formula="of:=[.A159]" office:value-type="float" office:value="15516800" calcext:value-type="float">
            <text:p>15516800</text:p>
          </table:table-cell>
          <table:table-cell table:formula="of:= [.G23] / ([.F23] ^ (5/3))" office:value-type="float" office:value="1.0529768818295" calcext:value-type="float">
            <text:p>1.0529768818</text:p>
          </table:table-cell>
          <table:table-cell table:formula="of:=[.A161]" office:value-type="float" office:value="73.9075" calcext:value-type="float">
            <text:p>73.9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23] + 1000" office:value-type="float" office:value="21000" calcext:value-type="float">
            <text:p>21000</text:p>
          </table:table-cell>
          <table:table-cell table:formula="of:=[.A167]" office:value-type="float" office:value="16824400" calcext:value-type="float">
            <text:p>16824400</text:p>
          </table:table-cell>
          <table:table-cell table:formula="of:= [.G24] / ([.F24] ^ (5/3))" office:value-type="float" office:value="1.05254521344913" calcext:value-type="float">
            <text:p>1.0525452134</text:p>
          </table:table-cell>
          <table:table-cell table:formula="of:=[.A169]" office:value-type="float" office:value="60.7995" calcext:value-type="float">
            <text:p>60.7995</text:p>
          </table:table-cell>
          <table:table-cell table:number-columns-repeated="2"/>
        </table:table-row>
        <table:table-row table:style-name="ro1">
          <table:table-cell office:value-type="float" office:value="35.1702" calcext:value-type="float">
            <text:p>35.1702</text:p>
          </table:table-cell>
          <table:table-cell table:number-columns-repeated="4"/>
          <table:table-cell table:formula="of:=[.F24] + 1000" office:value-type="float" office:value="22000" calcext:value-type="float">
            <text:p>22000</text:p>
          </table:table-cell>
          <table:table-cell table:formula="of:=[.A175]" office:value-type="float" office:value="18162700" calcext:value-type="float">
            <text:p>18162700</text:p>
          </table:table-cell>
          <table:table-cell table:formula="of:= [.G25] / ([.F25] ^ (5/3))" office:value-type="float" office:value="1.05149999485319" calcext:value-type="float">
            <text:p>1.0514999949</text:p>
          </table:table-cell>
          <table:table-cell table:formula="of:=[.A177]" office:value-type="float" office:value="76.4066" calcext:value-type="float">
            <text:p>76.406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5] + 1000" office:value-type="float" office:value="23000" calcext:value-type="float">
            <text:p>23000</text:p>
          </table:table-cell>
          <table:table-cell table:formula="of:=[.A183]" office:value-type="float" office:value="19564900" calcext:value-type="float">
            <text:p>19564900</text:p>
          </table:table-cell>
          <table:table-cell table:formula="of:= [.G26] / ([.F26] ^ (5/3))" office:value-type="float" office:value="1.05179533221357" calcext:value-type="float">
            <text:p>1.0517953322</text:p>
          </table:table-cell>
          <table:table-cell table:formula="of:=[.A185]" office:value-type="float" office:value="83.6691" calcext:value-type="float">
            <text:p>83.6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26] + 1000" office:value-type="float" office:value="24000" calcext:value-type="float">
            <text:p>24000</text:p>
          </table:table-cell>
          <table:table-cell table:formula="of:=[.A191]" office:value-type="float" office:value="21036000" calcext:value-type="float">
            <text:p>21036000</text:p>
          </table:table-cell>
          <table:table-cell table:formula="of:= [.G27] / ([.F27] ^ (5/3))" office:value-type="float" office:value="1.05344312364537" calcext:value-type="float">
            <text:p>1.0534431236</text:p>
          </table:table-cell>
          <table:table-cell table:formula="of:=[.A193]" office:value-type="float" office:value="93.774" calcext:value-type="float">
            <text:p>93.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4000</text:p>
          </table:table-cell>
          <table:table-cell table:number-columns-repeated="4"/>
          <table:table-cell table:formula="of:=[.F27] + 1000" office:value-type="float" office:value="25000" calcext:value-type="float">
            <text:p>25000</text:p>
          </table:table-cell>
          <table:table-cell table:formula="of:=[.A199]" office:value-type="float" office:value="22516700" calcext:value-type="float">
            <text:p>22516700</text:p>
          </table:table-cell>
          <table:table-cell table:formula="of:= [.G28] / ([.F28] ^ (5/3))" office:value-type="float" office:value="1.05342768329628" calcext:value-type="float">
            <text:p>1.0534276833</text:p>
          </table:table-cell>
          <table:table-cell table:formula="of:=[.A201]" office:value-type="float" office:value="82.6619" calcext:value-type="float">
            <text:p>82.66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8] + 1000" office:value-type="float" office:value="26000" calcext:value-type="float">
            <text:p>26000</text:p>
          </table:table-cell>
          <table:table-cell table:formula="of:=[.A207]" office:value-type="float" office:value="24009900" calcext:value-type="float">
            <text:p>24009900</text:p>
          </table:table-cell>
          <table:table-cell table:formula="of:= [.G29] / ([.F29] ^ (5/3))" office:value-type="float" office:value="1.05220760877003" calcext:value-type="float">
            <text:p>1.0522076088</text:p>
          </table:table-cell>
          <table:table-cell table:formula="of:=[.A209]" office:value-type="float" office:value="74.2746" calcext:value-type="float">
            <text:p>74.2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29] + 1000" office:value-type="float" office:value="27000" calcext:value-type="float">
            <text:p>27000</text:p>
          </table:table-cell>
          <table:table-cell table:formula="of:=[.A215]" office:value-type="float" office:value="25566500" calcext:value-type="float">
            <text:p>25566500</text:p>
          </table:table-cell>
          <table:table-cell table:formula="of:= [.G30] / ([.F30] ^ (5/3))" office:value-type="float" office:value="1.05211934156379" calcext:value-type="float">
            <text:p>1.0521193416</text:p>
          </table:table-cell>
          <table:table-cell table:formula="of:=[.A217]" office:value-type="float" office:value="114.94" calcext:value-type="float">
            <text:p>114.94</text:p>
          </table:table-cell>
          <table:table-cell table:number-columns-repeated="2"/>
        </table:table-row>
        <table:table-row table:style-name="ro1">
          <table:table-cell office:value-type="float" office:value="1066340" calcext:value-type="float">
            <text:p>1066340</text:p>
          </table:table-cell>
          <table:table-cell table:number-columns-repeated="4"/>
          <table:table-cell table:formula="of:=[.F30] + 1000" office:value-type="float" office:value="28000" calcext:value-type="float">
            <text:p>28000</text:p>
          </table:table-cell>
          <table:table-cell table:formula="of:=[.A223]" office:value-type="float" office:value="27142600" calcext:value-type="float">
            <text:p>27142600</text:p>
          </table:table-cell>
          <table:table-cell table:formula="of:= [.G31] / ([.F31] ^ (5/3))" office:value-type="float" office:value="1.05128724270449" calcext:value-type="float">
            <text:p>1.0512872427</text:p>
          </table:table-cell>
          <table:table-cell table:formula="of:=[.A225]" office:value-type="float" office:value="78.8656" calcext:value-type="float">
            <text:p>78.8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31] + 1000" office:value-type="float" office:value="29000" calcext:value-type="float">
            <text:p>29000</text:p>
          </table:table-cell>
          <table:table-cell table:formula="of:=[.A231]" office:value-type="float" office:value="28803700" calcext:value-type="float">
            <text:p>28803700</text:p>
          </table:table-cell>
          <table:table-cell table:formula="of:= [.G32] / ([.F32] ^ (5/3))" office:value-type="float" office:value="1.05224842035681" calcext:value-type="float">
            <text:p>1.0522484204</text:p>
          </table:table-cell>
          <table:table-cell table:formula="of:=[.A233]" office:value-type="float" office:value="82.543" calcext:value-type="float">
            <text:p>82.543</text:p>
          </table:table-cell>
          <table:table-cell table:number-columns-repeated="2"/>
        </table:table-row>
        <table:table-row table:style-name="ro1">
          <table:table-cell office:value-type="float" office:value="56.8064" calcext:value-type="float">
            <text:p>56.8064</text:p>
          </table:table-cell>
          <table:table-cell table:number-columns-repeated="4"/>
          <table:table-cell table:formula="of:=[.F32] + 1000" office:value-type="float" office:value="30000" calcext:value-type="float">
            <text:p>30000</text:p>
          </table:table-cell>
          <table:table-cell table:formula="of:=[.A239]" office:value-type="float" office:value="30468000" calcext:value-type="float">
            <text:p>30468000</text:p>
          </table:table-cell>
          <table:table-cell table:formula="of:= [.G33] / ([.F33] ^ (5/3))" office:value-type="float" office:value="1.05190177768225" calcext:value-type="float">
            <text:p>1.0519017777</text:p>
          </table:table-cell>
          <table:table-cell table:formula="of:=[.A241]" office:value-type="float" office:value="82.3943" calcext:value-type="float">
            <text:p>82.394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3] + 1000" office:value-type="float" office:value="31000" calcext:value-type="float">
            <text:p>31000</text:p>
          </table:table-cell>
          <table:table-cell table:formula="of:=[.A247]" office:value-type="float" office:value="32164200" calcext:value-type="float">
            <text:p>32164200</text:p>
          </table:table-cell>
          <table:table-cell table:formula="of:= [.G34] / ([.F34] ^ (5/3))" office:value-type="float" office:value="1.05140474068311" calcext:value-type="float">
            <text:p>1.0514047407</text:p>
          </table:table-cell>
          <table:table-cell table:formula="of:=[.A249]" office:value-type="float" office:value="85.9166" calcext:value-type="float">
            <text:p>85.9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34] + 1000" office:value-type="float" office:value="32000" calcext:value-type="float">
            <text:p>32000</text:p>
          </table:table-cell>
          <table:table-cell table:formula="of:=[.A255]" office:value-type="float" office:value="33941100" calcext:value-type="float">
            <text:p>33941100</text:p>
          </table:table-cell>
          <table:table-cell table:formula="of:= [.G35] / ([.F35] ^ (5/3))" office:value-type="float" office:value="1.05230737978433" calcext:value-type="float">
            <text:p>1.0523073798</text:p>
          </table:table-cell>
          <table:table-cell table:formula="of:=[.A257]" office:value-type="float" office:value="78.8182" calcext:value-type="float">
            <text:p>78.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5000</text:p>
          </table:table-cell>
          <table:table-cell table:number-columns-repeated="4"/>
          <table:table-cell table:formula="of:=[.F35] + 1000" office:value-type="float" office:value="33000" calcext:value-type="float">
            <text:p>33000</text:p>
          </table:table-cell>
          <table:table-cell table:formula="of:=[.A263]" office:value-type="float" office:value="35698500" calcext:value-type="float">
            <text:p>35698500</text:p>
          </table:table-cell>
          <table:table-cell table:formula="of:= [.G36] / ([.F36] ^ (5/3))" office:value-type="float" office:value="1.05146156363045" calcext:value-type="float">
            <text:p>1.0514615636</text:p>
          </table:table-cell>
          <table:table-cell table:formula="of:=[.A265]" office:value-type="float" office:value="82.7912" calcext:value-type="float">
            <text:p>82.79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6] + 1000" office:value-type="float" office:value="34000" calcext:value-type="float">
            <text:p>34000</text:p>
          </table:table-cell>
          <table:table-cell table:formula="of:=[.A271]" office:value-type="float" office:value="37544000" calcext:value-type="float">
            <text:p>37544000</text:p>
          </table:table-cell>
          <table:table-cell table:formula="of:= [.G37] / ([.F37] ^ (5/3))" office:value-type="float" office:value="1.05214520300313" calcext:value-type="float">
            <text:p>1.052145203</text:p>
          </table:table-cell>
          <table:table-cell table:formula="of:=[.A273]" office:value-type="float" office:value="86.1971" calcext:value-type="float">
            <text:p>86.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37] + 1000" office:value-type="float" office:value="35000" calcext:value-type="float">
            <text:p>35000</text:p>
          </table:table-cell>
          <table:table-cell table:formula="of:=[.A279]" office:value-type="float" office:value="39415600" calcext:value-type="float">
            <text:p>39415600</text:p>
          </table:table-cell>
          <table:table-cell table:formula="of:= [.G38] / ([.F38] ^ (5/3))" office:value-type="float" office:value="1.05249829596628" calcext:value-type="float">
            <text:p>1.052498296</text:p>
          </table:table-cell>
          <table:table-cell table:formula="of:=[.A281]" office:value-type="float" office:value="82.6179" calcext:value-type="float">
            <text:p>82.6179</text:p>
          </table:table-cell>
          <table:table-cell table:number-columns-repeated="2"/>
        </table:table-row>
        <table:table-row table:style-name="ro1">
          <table:table-cell office:value-type="float" office:value="1545950" calcext:value-type="float">
            <text:p>1545950</text:p>
          </table:table-cell>
          <table:table-cell table:number-columns-repeated="4"/>
          <table:table-cell table:formula="of:=[.F38] + 1000" office:value-type="float" office:value="36000" calcext:value-type="float">
            <text:p>36000</text:p>
          </table:table-cell>
          <table:table-cell table:formula="of:=[.A287]" office:value-type="float" office:value="41306500" calcext:value-type="float">
            <text:p>41306500</text:p>
          </table:table-cell>
          <table:table-cell table:formula="of:= [.G39] / ([.F39] ^ (5/3))" office:value-type="float" office:value="1.05240013816717" calcext:value-type="float">
            <text:p>1.0524001382</text:p>
          </table:table-cell>
          <table:table-cell table:formula="of:=[.A289]" office:value-type="float" office:value="100.69" calcext:value-type="float">
            <text:p>10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39] + 1000" office:value-type="float" office:value="37000" calcext:value-type="float">
            <text:p>37000</text:p>
          </table:table-cell>
          <table:table-cell table:formula="of:=[.A295]" office:value-type="float" office:value="43188800" calcext:value-type="float">
            <text:p>43188800</text:p>
          </table:table-cell>
          <table:table-cell table:formula="of:= [.G40] / ([.F40] ^ (5/3))" office:value-type="float" office:value="1.05123932144899" calcext:value-type="float">
            <text:p>1.0512393214</text:p>
          </table:table-cell>
          <table:table-cell table:formula="of:=[.A297]" office:value-type="float" office:value="83.1522" calcext:value-type="float">
            <text:p>83.1522</text:p>
          </table:table-cell>
          <table:table-cell table:number-columns-repeated="2"/>
        </table:table-row>
        <table:table-row table:style-name="ro1">
          <table:table-cell office:value-type="float" office:value="39.7178" calcext:value-type="float">
            <text:p>39.7178</text:p>
          </table:table-cell>
          <table:table-cell table:number-columns-repeated="4"/>
          <table:table-cell table:formula="of:=[.F40] + 1000" office:value-type="float" office:value="38000" calcext:value-type="float">
            <text:p>38000</text:p>
          </table:table-cell>
          <table:table-cell table:formula="of:=[.A303]" office:value-type="float" office:value="45165400" calcext:value-type="float">
            <text:p>45165400</text:p>
          </table:table-cell>
          <table:table-cell table:formula="of:= [.G41] / ([.F41] ^ (5/3))" office:value-type="float" office:value="1.05155792270248" calcext:value-type="float">
            <text:p>1.0515579227</text:p>
          </table:table-cell>
          <table:table-cell table:formula="of:=[.A305]" office:value-type="float" office:value="79.6834" calcext:value-type="float">
            <text:p>79.683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1] + 1000" office:value-type="float" office:value="39000" calcext:value-type="float">
            <text:p>39000</text:p>
          </table:table-cell>
          <table:table-cell table:formula="of:=[.A311]" office:value-type="float" office:value="47176900" calcext:value-type="float">
            <text:p>47176900</text:p>
          </table:table-cell>
          <table:table-cell table:formula="of:= [.G42] / ([.F42] ^ (5/3))" office:value-type="float" office:value="1.05185301200483" calcext:value-type="float">
            <text:p>1.051853012</text:p>
          </table:table-cell>
          <table:table-cell table:formula="of:=[.A313]" office:value-type="float" office:value="89.9719" calcext:value-type="float">
            <text:p>89.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42] + 1000" office:value-type="float" office:value="40000" calcext:value-type="float">
            <text:p>40000</text:p>
          </table:table-cell>
          <table:table-cell table:formula="of:=[.A319]" office:value-type="float" office:value="49212500" calcext:value-type="float">
            <text:p>49212500</text:p>
          </table:table-cell>
          <table:table-cell table:formula="of:= [.G43] / ([.F43] ^ (5/3))" office:value-type="float" office:value="1.05190239094784" calcext:value-type="float">
            <text:p>1.0519023909</text:p>
          </table:table-cell>
          <table:table-cell table:formula="of:=[.A321]" office:value-type="float" office:value="117.056" calcext:value-type="float">
            <text:p>117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6000</text:p>
          </table:table-cell>
          <table:table-cell table:number-columns-repeated="4"/>
          <table:table-cell table:formula="of:=[.F43] + 1000" office:value-type="float" office:value="41000" calcext:value-type="float">
            <text:p>41000</text:p>
          </table:table-cell>
          <table:table-cell table:formula="of:=[.A327]" office:value-type="float" office:value="51217100" calcext:value-type="float">
            <text:p>51217100</text:p>
          </table:table-cell>
          <table:table-cell table:formula="of:= [.G44] / ([.F44] ^ (5/3))" office:value-type="float" office:value="1.0506108698537" calcext:value-type="float">
            <text:p>1.0506108699</text:p>
          </table:table-cell>
          <table:table-cell table:formula="of:=[.A329]" office:value-type="float" office:value="100.223" calcext:value-type="float">
            <text:p>100.2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4] + 1000" office:value-type="float" office:value="42000" calcext:value-type="float">
            <text:p>42000</text:p>
          </table:table-cell>
          <table:table-cell table:formula="of:=[.A335]" office:value-type="float" office:value="53323500" calcext:value-type="float">
            <text:p>53323500</text:p>
          </table:table-cell>
          <table:table-cell table:formula="of:= [.G45] / ([.F45] ^ (5/3))" office:value-type="float" office:value="1.05075910883561" calcext:value-type="float">
            <text:p>1.0507591088</text:p>
          </table:table-cell>
          <table:table-cell table:formula="of:=[.A337]" office:value-type="float" office:value="83.6471" calcext:value-type="float">
            <text:p>83.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45] + 1000" office:value-type="float" office:value="43000" calcext:value-type="float">
            <text:p>43000</text:p>
          </table:table-cell>
          <table:table-cell table:formula="of:=[.A343]" office:value-type="float" office:value="55473000" calcext:value-type="float">
            <text:p>55473000</text:p>
          </table:table-cell>
          <table:table-cell table:formula="of:= [.G46] / ([.F46] ^ (5/3))" office:value-type="float" office:value="1.05107626070218" calcext:value-type="float">
            <text:p>1.0510762607</text:p>
          </table:table-cell>
          <table:table-cell table:formula="of:=[.A345]" office:value-type="float" office:value="99.1375" calcext:value-type="float">
            <text:p>99.1375</text:p>
          </table:table-cell>
          <table:table-cell table:number-columns-repeated="2"/>
        </table:table-row>
        <table:table-row table:style-name="ro1">
          <table:table-cell office:value-type="float" office:value="2090650" calcext:value-type="float">
            <text:p>2090650</text:p>
          </table:table-cell>
          <table:table-cell table:number-columns-repeated="4"/>
          <table:table-cell table:formula="of:=[.F46] + 1000" office:value-type="float" office:value="44000" calcext:value-type="float">
            <text:p>44000</text:p>
          </table:table-cell>
          <table:table-cell table:formula="of:=[.A351]" office:value-type="float" office:value="57628600" calcext:value-type="float">
            <text:p>57628600</text:p>
          </table:table-cell>
          <table:table-cell table:formula="of:= [.G47] / ([.F47] ^ (5/3))" office:value-type="float" office:value="1.05087309957217" calcext:value-type="float">
            <text:p>1.0508730996</text:p>
          </table:table-cell>
          <table:table-cell table:formula="of:=[.A353]" office:value-type="float" office:value="89.8213" calcext:value-type="float">
            <text:p>89.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47] + 1000" office:value-type="float" office:value="45000" calcext:value-type="float">
            <text:p>45000</text:p>
          </table:table-cell>
          <table:table-cell table:formula="of:=[.A359]" office:value-type="float" office:value="59815400" calcext:value-type="float">
            <text:p>59815400</text:p>
          </table:table-cell>
          <table:table-cell table:formula="of:= [.G48] / ([.F48] ^ (5/3))" office:value-type="float" office:value="1.05065183094022" calcext:value-type="float">
            <text:p>1.0506518309</text:p>
          </table:table-cell>
          <table:table-cell table:formula="of:=[.A361]" office:value-type="float" office:value="106.886" calcext:value-type="float">
            <text:p>106.886</text:p>
          </table:table-cell>
          <table:table-cell table:number-columns-repeated="2"/>
        </table:table-row>
        <table:table-row table:style-name="ro1">
          <table:table-cell office:value-type="float" office:value="50.2148" calcext:value-type="float">
            <text:p>50.2148</text:p>
          </table:table-cell>
          <table:table-cell table:number-columns-repeated="4"/>
          <table:table-cell table:formula="of:=[.F48] + 1000" office:value-type="float" office:value="46000" calcext:value-type="float">
            <text:p>46000</text:p>
          </table:table-cell>
          <table:table-cell table:formula="of:=[.A367]" office:value-type="float" office:value="62092000" calcext:value-type="float">
            <text:p>62092000</text:p>
          </table:table-cell>
          <table:table-cell table:formula="of:= [.G49] / ([.F49] ^ (5/3))" office:value-type="float" office:value="1.05141119285029" calcext:value-type="float">
            <text:p>1.0514111929</text:p>
          </table:table-cell>
          <table:table-cell table:formula="of:=[.A369]" office:value-type="float" office:value="100.091" calcext:value-type="float">
            <text:p>100.09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9] + 1000" office:value-type="float" office:value="47000" calcext:value-type="float">
            <text:p>47000</text:p>
          </table:table-cell>
          <table:table-cell table:formula="of:=[.A375]" office:value-type="float" office:value="64310000" calcext:value-type="float">
            <text:p>64310000</text:p>
          </table:table-cell>
          <table:table-cell table:formula="of:= [.G50] / ([.F50] ^ (5/3))" office:value-type="float" office:value="1.05062745682987" calcext:value-type="float">
            <text:p>1.0506274568</text:p>
          </table:table-cell>
          <table:table-cell table:formula="of:=[.A377]" office:value-type="float" office:value="102.542" calcext:value-type="float">
            <text:p>102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50] + 1000" office:value-type="float" office:value="48000" calcext:value-type="float">
            <text:p>48000</text:p>
          </table:table-cell>
          <table:table-cell table:formula="of:=[.A383]" office:value-type="float" office:value="66647800" calcext:value-type="float">
            <text:p>66647800</text:p>
          </table:table-cell>
          <table:table-cell table:formula="of:= [.G51] / ([.F51] ^ (5/3))" office:value-type="float" office:value="1.05127682158818" calcext:value-type="float">
            <text:p>1.0512768216</text:p>
          </table:table-cell>
          <table:table-cell table:formula="of:=[.A385]" office:value-type="float" office:value="96.753" calcext:value-type="float">
            <text:p>96.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7000</text:p>
          </table:table-cell>
          <table:table-cell table:number-columns-repeated="4"/>
          <table:table-cell table:formula="of:=[.F51] + 1000" office:value-type="float" office:value="49000" calcext:value-type="float">
            <text:p>49000</text:p>
          </table:table-cell>
          <table:table-cell table:formula="of:=[.A391]" office:value-type="float" office:value="69002200" calcext:value-type="float">
            <text:p>69002200</text:p>
          </table:table-cell>
          <table:table-cell table:formula="of:= [.G52] / ([.F52] ^ (5/3))" office:value-type="float" office:value="1.0516457495383" calcext:value-type="float">
            <text:p>1.0516457495</text:p>
          </table:table-cell>
          <table:table-cell table:formula="of:=[.A393]" office:value-type="float" office:value="107.636" calcext:value-type="float">
            <text:p>107.63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2] + 1000" office:value-type="float" office:value="50000" calcext:value-type="float">
            <text:p>50000</text:p>
          </table:table-cell>
          <table:table-cell table:formula="of:=[.A399]" office:value-type="float" office:value="71303300" calcext:value-type="float">
            <text:p>71303300</text:p>
          </table:table-cell>
          <table:table-cell table:formula="of:= [.G53] / ([.F53] ^ (5/3))" office:value-type="float" office:value="1.05073441262802" calcext:value-type="float">
            <text:p>1.0507344126</text:p>
          </table:table-cell>
          <table:table-cell table:formula="of:=[.A401]" office:value-type="float" office:value="104.381" calcext:value-type="float">
            <text:p>104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53] + 1000" office:value-type="float" office:value="51000" calcext:value-type="float">
            <text:p>51000</text:p>
          </table:table-cell>
          <table:table-cell table:formula="of:=[.A407]" office:value-type="float" office:value="73752900" calcext:value-type="float">
            <text:p>73752900</text:p>
          </table:table-cell>
          <table:table-cell table:formula="of:= [.G54] / ([.F54] ^ (5/3))" office:value-type="float" office:value="1.0515472892338" calcext:value-type="float">
            <text:p>1.0515472892</text:p>
          </table:table-cell>
          <table:table-cell table:formula="of:=[.A409]" office:value-type="float" office:value="97.9951" calcext:value-type="float">
            <text:p>97.9951</text:p>
          </table:table-cell>
          <table:table-cell table:number-columns-repeated="2"/>
        </table:table-row>
        <table:table-row table:style-name="ro1">
          <table:table-cell office:value-type="float" office:value="2709260" calcext:value-type="float">
            <text:p>2709260</text:p>
          </table:table-cell>
          <table:table-cell table:number-columns-repeated="4"/>
          <table:table-cell table:formula="of:=[.F54] + 1000" office:value-type="float" office:value="52000" calcext:value-type="float">
            <text:p>52000</text:p>
          </table:table-cell>
          <table:table-cell table:formula="of:=[.A415]" office:value-type="float" office:value="75996700" calcext:value-type="float">
            <text:p>75996700</text:p>
          </table:table-cell>
          <table:table-cell table:formula="of:= [.G55] / ([.F55] ^ (5/3))" office:value-type="float" office:value="1.04903302748259" calcext:value-type="float">
            <text:p>1.0490330275</text:p>
          </table:table-cell>
          <table:table-cell table:formula="of:=[.A417]" office:value-type="float" office:value="101.911" calcext:value-type="float">
            <text:p>101.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55] + 1000" office:value-type="float" office:value="53000" calcext:value-type="float">
            <text:p>53000</text:p>
          </table:table-cell>
          <table:table-cell table:formula="of:=[.A423]" office:value-type="float" office:value="78554600" calcext:value-type="float">
            <text:p>78554600</text:p>
          </table:table-cell>
          <table:table-cell table:formula="of:= [.G56] / ([.F56] ^ (5/3))" office:value-type="float" office:value="1.0504575468442" calcext:value-type="float">
            <text:p>1.0504575468</text:p>
          </table:table-cell>
          <table:table-cell table:formula="of:=[.A425]" office:value-type="float" office:value="118.364" calcext:value-type="float">
            <text:p>118.364</text:p>
          </table:table-cell>
          <table:table-cell table:number-columns-repeated="2"/>
        </table:table-row>
        <table:table-row table:style-name="ro1">
          <table:table-cell office:value-type="float" office:value="48.5808" calcext:value-type="float">
            <text:p>48.5808</text:p>
          </table:table-cell>
          <table:table-cell table:number-columns-repeated="4"/>
          <table:table-cell table:formula="of:=[.F56] + 1000" office:value-type="float" office:value="54000" calcext:value-type="float">
            <text:p>54000</text:p>
          </table:table-cell>
          <table:table-cell table:formula="of:=[.A431]" office:value-type="float" office:value="81200200" calcext:value-type="float">
            <text:p>81200200</text:p>
          </table:table-cell>
          <table:table-cell table:formula="of:= [.G57] / ([.F57] ^ (5/3))" office:value-type="float" office:value="1.05252923081969" calcext:value-type="float">
            <text:p>1.0525292308</text:p>
          </table:table-cell>
          <table:table-cell table:formula="of:=[.A433]" office:value-type="float" office:value="105.644" calcext:value-type="float">
            <text:p>105.64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57] + 1000" office:value-type="float" office:value="55000" calcext:value-type="float">
            <text:p>55000</text:p>
          </table:table-cell>
          <table:table-cell table:formula="of:=[.A439]" office:value-type="float" office:value="83571700" calcext:value-type="float">
            <text:p>83571700</text:p>
          </table:table-cell>
          <table:table-cell table:formula="of:= [.G58] / ([.F58] ^ (5/3))" office:value-type="float" office:value="1.05064199062814" calcext:value-type="float">
            <text:p>1.0506419906</text:p>
          </table:table-cell>
          <table:table-cell table:formula="of:=[.A441]" office:value-type="float" office:value="123.528" calcext:value-type="float">
            <text:p>123.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58] + 1000" office:value-type="float" office:value="56000" calcext:value-type="float">
            <text:p>56000</text:p>
          </table:table-cell>
          <table:table-cell table:formula="of:=[.A447]" office:value-type="float" office:value="86147900" calcext:value-type="float">
            <text:p>86147900</text:p>
          </table:table-cell>
          <table:table-cell table:formula="of:= [.G59] / ([.F59] ^ (5/3))" office:value-type="float" office:value="1.05098854745126" calcext:value-type="float">
            <text:p>1.0509885475</text:p>
          </table:table-cell>
          <table:table-cell table:formula="of:=[.A449]" office:value-type="float" office:value="105.352" calcext:value-type="float">
            <text:p>105.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8000</text:p>
          </table:table-cell>
          <table:table-cell table:number-columns-repeated="4"/>
          <table:table-cell table:formula="of:=[.F59] + 1000" office:value-type="float" office:value="57000" calcext:value-type="float">
            <text:p>57000</text:p>
          </table:table-cell>
          <table:table-cell table:formula="of:=[.A455]" office:value-type="float" office:value="88699600" calcext:value-type="float">
            <text:p>88699600</text:p>
          </table:table-cell>
          <table:table-cell table:formula="of:= [.G60] / ([.F60] ^ (5/3))" office:value-type="float" office:value="1.05066331469314" calcext:value-type="float">
            <text:p>1.0506633147</text:p>
          </table:table-cell>
          <table:table-cell table:formula="of:=[.A457]" office:value-type="float" office:value="91.2243" calcext:value-type="float">
            <text:p>91.224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0] + 1000" office:value-type="float" office:value="58000" calcext:value-type="float">
            <text:p>58000</text:p>
          </table:table-cell>
          <table:table-cell table:formula="of:=[.A463]" office:value-type="float" office:value="91386600" calcext:value-type="float">
            <text:p>91386600</text:p>
          </table:table-cell>
          <table:table-cell table:formula="of:= [.G61] / ([.F61] ^ (5/3))" office:value-type="float" office:value="1.05156437338405" calcext:value-type="float">
            <text:p>1.0515643734</text:p>
          </table:table-cell>
          <table:table-cell table:formula="of:=[.A465]" office:value-type="float" office:value="98.0296" calcext:value-type="float">
            <text:p>98.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61] + 1000" office:value-type="float" office:value="59000" calcext:value-type="float">
            <text:p>59000</text:p>
          </table:table-cell>
          <table:table-cell table:formula="of:=[.A471]" office:value-type="float" office:value="93872800" calcext:value-type="float">
            <text:p>93872800</text:p>
          </table:table-cell>
          <table:table-cell table:formula="of:= [.G62] / ([.F62] ^ (5/3))" office:value-type="float" office:value="1.04983187000284" calcext:value-type="float">
            <text:p>1.04983187</text:p>
          </table:table-cell>
          <table:table-cell table:formula="of:=[.A473]" office:value-type="float" office:value="99.4229" calcext:value-type="float">
            <text:p>99.4229</text:p>
          </table:table-cell>
          <table:table-cell table:number-columns-repeated="2"/>
        </table:table-row>
        <table:table-row table:style-name="ro1">
          <table:table-cell office:value-type="float" office:value="3382540" calcext:value-type="float">
            <text:p>3382540</text:p>
          </table:table-cell>
          <table:table-cell table:number-columns-repeated="4"/>
          <table:table-cell table:formula="of:=[.F62] + 1000" office:value-type="float" office:value="60000" calcext:value-type="float">
            <text:p>60000</text:p>
          </table:table-cell>
          <table:table-cell table:formula="of:=[.A479]" office:value-type="float" office:value="96546900" calcext:value-type="float">
            <text:p>96546900</text:p>
          </table:table-cell>
          <table:table-cell table:formula="of:= [.G63] / ([.F63] ^ (5/3))" office:value-type="float" office:value="1.04991204073657" calcext:value-type="float">
            <text:p>1.0499120407</text:p>
          </table:table-cell>
          <table:table-cell table:formula="of:=[.A481]" office:value-type="float" office:value="123.772" calcext:value-type="float">
            <text:p>123.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63] + 1000" office:value-type="float" office:value="61000" calcext:value-type="float">
            <text:p>61000</text:p>
          </table:table-cell>
          <table:table-cell table:formula="of:=[.A487]" office:value-type="float" office:value="99160600" calcext:value-type="float">
            <text:p>99160600</text:p>
          </table:table-cell>
          <table:table-cell table:formula="of:= [.G64] / ([.F64] ^ (5/3))" office:value-type="float" office:value="1.04903365378855" calcext:value-type="float">
            <text:p>1.0490336538</text:p>
          </table:table-cell>
          <table:table-cell table:formula="of:=[.A489]" office:value-type="float" office:value="127.997" calcext:value-type="float">
            <text:p>127.997</text:p>
          </table:table-cell>
          <table:table-cell table:number-columns-repeated="2"/>
        </table:table-row>
        <table:table-row table:style-name="ro1">
          <table:table-cell office:value-type="float" office:value="115.3" calcext:value-type="float">
            <text:p>115.3</text:p>
          </table:table-cell>
          <table:table-cell table:number-columns-repeated="4"/>
          <table:table-cell table:formula="of:=[.F64] + 1000" office:value-type="float" office:value="62000" calcext:value-type="float">
            <text:p>62000</text:p>
          </table:table-cell>
          <table:table-cell table:formula="of:=[.A495]" office:value-type="float" office:value="102037000" calcext:value-type="float">
            <text:p>102037000</text:p>
          </table:table-cell>
          <table:table-cell table:formula="of:= [.G65] / ([.F65] ^ (5/3))" office:value-type="float" office:value="1.05060194114714" calcext:value-type="float">
            <text:p>1.0506019411</text:p>
          </table:table-cell>
          <table:table-cell table:formula="of:=[.A497]" office:value-type="float" office:value="116.855" calcext:value-type="float">
            <text:p>116.85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5] + 1000" office:value-type="float" office:value="63000" calcext:value-type="float">
            <text:p>63000</text:p>
          </table:table-cell>
          <table:table-cell table:formula="of:=[.A503]" office:value-type="float" office:value="104827000" calcext:value-type="float">
            <text:p>104827000</text:p>
          </table:table-cell>
          <table:table-cell table:formula="of:= [.G66] / ([.F66] ^ (5/3))" office:value-type="float" office:value="1.05092625329341" calcext:value-type="float">
            <text:p>1.0509262533</text:p>
          </table:table-cell>
          <table:table-cell table:formula="of:=[.A505]" office:value-type="float" office:value="100.149" calcext:value-type="float">
            <text:p>10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66] + 1000" office:value-type="float" office:value="64000" calcext:value-type="float">
            <text:p>64000</text:p>
          </table:table-cell>
          <table:table-cell table:formula="of:=[.A511]" office:value-type="float" office:value="107499000" calcext:value-type="float">
            <text:p>107499000</text:p>
          </table:table-cell>
          <table:table-cell table:formula="of:= [.G67] / ([.F67] ^ (5/3))" office:value-type="float" office:value="1.049794921875" calcext:value-type="float">
            <text:p>1.0497949219</text:p>
          </table:table-cell>
          <table:table-cell table:formula="of:=[.A513]" office:value-type="float" office:value="120.169" calcext:value-type="float">
            <text:p>12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9000</text:p>
          </table:table-cell>
          <table:table-cell table:number-columns-repeated="4"/>
          <table:table-cell table:formula="of:=[.F67] + 1000" office:value-type="float" office:value="65000" calcext:value-type="float">
            <text:p>65000</text:p>
          </table:table-cell>
          <table:table-cell table:formula="of:=[.A519]" office:value-type="float" office:value="110356000" calcext:value-type="float">
            <text:p>110356000</text:p>
          </table:table-cell>
          <table:table-cell table:formula="of:= [.G68] / ([.F68] ^ (5/3))" office:value-type="float" office:value="1.05020405163279" calcext:value-type="float">
            <text:p>1.0502040516</text:p>
          </table:table-cell>
          <table:table-cell table:formula="of:=[.A521]" office:value-type="float" office:value="120.51" calcext:value-type="float">
            <text:p>120.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68] + 1000" office:value-type="float" office:value="66000" calcext:value-type="float">
            <text:p>66000</text:p>
          </table:table-cell>
          <table:table-cell table:formula="of:=[.A527]" office:value-type="float" office:value="113095000" calcext:value-type="float">
            <text:p>113095000</text:p>
          </table:table-cell>
          <table:table-cell table:formula="of:= [.G69] / ([.F69] ^ (5/3))" office:value-type="float" office:value="1.04922874226875" calcext:value-type="float">
            <text:p>1.0492287423</text:p>
          </table:table-cell>
          <table:table-cell table:formula="of:=[.A529]" office:value-type="float" office:value="107.482" calcext:value-type="float">
            <text:p>107.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69] + 1000" office:value-type="float" office:value="67000" calcext:value-type="float">
            <text:p>67000</text:p>
          </table:table-cell>
          <table:table-cell table:formula="of:=[.A535]" office:value-type="float" office:value="116180000" calcext:value-type="float">
            <text:p>116180000</text:p>
          </table:table-cell>
          <table:table-cell table:formula="of:= [.G70] / ([.F70] ^ (5/3))" office:value-type="float" office:value="1.05117099200218" calcext:value-type="float">
            <text:p>1.051170992</text:p>
          </table:table-cell>
          <table:table-cell table:formula="of:=[.A537]" office:value-type="float" office:value="113.411" calcext:value-type="float">
            <text:p>113.411</text:p>
          </table:table-cell>
          <table:table-cell table:number-columns-repeated="2"/>
        </table:table-row>
        <table:table-row table:style-name="ro1">
          <table:table-cell office:value-type="float" office:value="4113000" calcext:value-type="float">
            <text:p>4113000</text:p>
          </table:table-cell>
          <table:table-cell table:number-columns-repeated="4"/>
          <table:table-cell table:formula="of:=[.F70] + 1000" office:value-type="float" office:value="68000" calcext:value-type="float">
            <text:p>68000</text:p>
          </table:table-cell>
          <table:table-cell table:formula="of:=[.A543]" office:value-type="float" office:value="118876000" calcext:value-type="float">
            <text:p>118876000</text:p>
          </table:table-cell>
          <table:table-cell table:formula="of:= [.G71] / ([.F71] ^ (5/3))" office:value-type="float" office:value="1.04933138385711" calcext:value-type="float">
            <text:p>1.0493313839</text:p>
          </table:table-cell>
          <table:table-cell table:formula="of:=[.A545]" office:value-type="float" office:value="96.6992" calcext:value-type="float">
            <text:p>96.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1] + 1000" office:value-type="float" office:value="69000" calcext:value-type="float">
            <text:p>69000</text:p>
          </table:table-cell>
          <table:table-cell table:formula="of:=[.A551]" office:value-type="float" office:value="121737000" calcext:value-type="float">
            <text:p>121737000</text:p>
          </table:table-cell>
          <table:table-cell table:formula="of:= [.G72] / ([.F72] ^ (5/3))" office:value-type="float" office:value="1.04875515980713" calcext:value-type="float">
            <text:p>1.0487551598</text:p>
          </table:table-cell>
          <table:table-cell table:formula="of:=[.A553]" office:value-type="float" office:value="114.689" calcext:value-type="float">
            <text:p>114.689</text:p>
          </table:table-cell>
          <table:table-cell table:number-columns-repeated="2"/>
        </table:table-row>
        <table:table-row table:style-name="ro1">
          <table:table-cell office:value-type="float" office:value="52.2182" calcext:value-type="float">
            <text:p>52.2182</text:p>
          </table:table-cell>
          <table:table-cell table:number-columns-repeated="4"/>
          <table:table-cell table:formula="of:=[.F72] + 1000" office:value-type="float" office:value="70000" calcext:value-type="float">
            <text:p>70000</text:p>
          </table:table-cell>
          <table:table-cell table:formula="of:=[.A559]" office:value-type="float" office:value="124897000" calcext:value-type="float">
            <text:p>124897000</text:p>
          </table:table-cell>
          <table:table-cell table:formula="of:= [.G73] / ([.F73] ^ (5/3))" office:value-type="float" office:value="1.0504819797759" calcext:value-type="float">
            <text:p>1.0504819798</text:p>
          </table:table-cell>
          <table:table-cell table:formula="of:=[.A561]" office:value-type="float" office:value="127.464" calcext:value-type="float">
            <text:p>127.46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3] + 1000" office:value-type="float" office:value="71000" calcext:value-type="float">
            <text:p>71000</text:p>
          </table:table-cell>
          <table:table-cell table:formula="of:=[.A567]" office:value-type="float" office:value="127794000" calcext:value-type="float">
            <text:p>127794000</text:p>
          </table:table-cell>
          <table:table-cell table:formula="of:= [.G74] / ([.F74] ^ (5/3))" office:value-type="float" office:value="1.04973549587333" calcext:value-type="float">
            <text:p>1.0497354959</text:p>
          </table:table-cell>
          <table:table-cell table:formula="of:=[.A569]" office:value-type="float" office:value="103.916" calcext:value-type="float">
            <text:p>103.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74] + 1000" office:value-type="float" office:value="72000" calcext:value-type="float">
            <text:p>72000</text:p>
          </table:table-cell>
          <table:table-cell table:formula="of:=[.A575]" office:value-type="float" office:value="130827000" calcext:value-type="float">
            <text:p>130827000</text:p>
          </table:table-cell>
          <table:table-cell table:formula="of:= [.G75] / ([.F75] ^ (5/3))" office:value-type="float" office:value="1.0498886046235" calcext:value-type="float">
            <text:p>1.0498886046</text:p>
          </table:table-cell>
          <table:table-cell table:formula="of:=[.A577]" office:value-type="float" office:value="138.908" calcext:value-type="float">
            <text:p>138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 table:number-columns-repeated="4"/>
          <table:table-cell table:formula="of:=[.F75] + 1000" office:value-type="float" office:value="73000" calcext:value-type="float">
            <text:p>73000</text:p>
          </table:table-cell>
          <table:table-cell table:formula="of:=[.A583]" office:value-type="float" office:value="133960000" calcext:value-type="float">
            <text:p>133960000</text:p>
          </table:table-cell>
          <table:table-cell table:formula="of:= [.G76] / ([.F76] ^ (5/3))" office:value-type="float" office:value="1.05059913444779" calcext:value-type="float">
            <text:p>1.0505991344</text:p>
          </table:table-cell>
          <table:table-cell table:formula="of:=[.A585]" office:value-type="float" office:value="100.057" calcext:value-type="float">
            <text:p>100.0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76] + 1000" office:value-type="float" office:value="74000" calcext:value-type="float">
            <text:p>74000</text:p>
          </table:table-cell>
          <table:table-cell table:formula="of:=[.A591]" office:value-type="float" office:value="136904000" calcext:value-type="float">
            <text:p>136904000</text:p>
          </table:table-cell>
          <table:table-cell table:formula="of:= [.G77] / ([.F77] ^ (5/3))" office:value-type="float" office:value="1.04961478062854" calcext:value-type="float">
            <text:p>1.0496147806</text:p>
          </table:table-cell>
          <table:table-cell table:formula="of:=[.A593]" office:value-type="float" office:value="123.789" calcext:value-type="float">
            <text:p>123.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77] + 1000" office:value-type="float" office:value="75000" calcext:value-type="float">
            <text:p>75000</text:p>
          </table:table-cell>
          <table:table-cell table:formula="of:=[.A599]" office:value-type="float" office:value="139957000" calcext:value-type="float">
            <text:p>139957000</text:p>
          </table:table-cell>
          <table:table-cell table:formula="of:= [.G78] / ([.F78] ^ (5/3))" office:value-type="float" office:value="1.04928271589011" calcext:value-type="float">
            <text:p>1.0492827159</text:p>
          </table:table-cell>
          <table:table-cell table:formula="of:=[.A601]" office:value-type="float" office:value="107.716" calcext:value-type="float">
            <text:p>107.716</text:p>
          </table:table-cell>
          <table:table-cell table:number-columns-repeated="2"/>
        </table:table-row>
        <table:table-row table:style-name="ro1">
          <table:table-cell office:value-type="float" office:value="4895400" calcext:value-type="float">
            <text:p>4895400</text:p>
          </table:table-cell>
          <table:table-cell table:number-columns-repeated="4"/>
          <table:table-cell table:formula="of:=[.F78] + 1000" office:value-type="float" office:value="76000" calcext:value-type="float">
            <text:p>76000</text:p>
          </table:table-cell>
          <table:table-cell table:formula="of:=[.A607]" office:value-type="float" office:value="143138000" calcext:value-type="float">
            <text:p>143138000</text:p>
          </table:table-cell>
          <table:table-cell table:formula="of:= [.G79] / ([.F79] ^ (5/3))" office:value-type="float" office:value="1.04970103220754" calcext:value-type="float">
            <text:p>1.0497010322</text:p>
          </table:table-cell>
          <table:table-cell table:formula="of:=[.A609]" office:value-type="float" office:value="134.217" calcext:value-type="float">
            <text:p>134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79] + 1000" office:value-type="float" office:value="77000" calcext:value-type="float">
            <text:p>77000</text:p>
          </table:table-cell>
          <table:table-cell table:formula="of:=[.A615]" office:value-type="float" office:value="146260000" calcext:value-type="float">
            <text:p>146260000</text:p>
          </table:table-cell>
          <table:table-cell table:formula="of:= [.G80] / ([.F80] ^ (5/3))" office:value-type="float" office:value="1.04948046842928" calcext:value-type="float">
            <text:p>1.0494804684</text:p>
          </table:table-cell>
          <table:table-cell table:formula="of:=[.A617]" office:value-type="float" office:value="119.436" calcext:value-type="float">
            <text:p>119.436</text:p>
          </table:table-cell>
          <table:table-cell table:number-columns-repeated="2"/>
        </table:table-row>
        <table:table-row table:style-name="ro1">
          <table:table-cell office:value-type="float" office:value="53.9194" calcext:value-type="float">
            <text:p>53.9194</text:p>
          </table:table-cell>
          <table:table-cell table:number-columns-repeated="4"/>
          <table:table-cell table:formula="of:=[.F80] + 1000" office:value-type="float" office:value="78000" calcext:value-type="float">
            <text:p>78000</text:p>
          </table:table-cell>
          <table:table-cell table:formula="of:=[.A623]" office:value-type="float" office:value="149609000" calcext:value-type="float">
            <text:p>149609000</text:p>
          </table:table-cell>
          <table:table-cell table:formula="of:= [.G81] / ([.F81] ^ (5/3))" office:value-type="float" office:value="1.05067092818893" calcext:value-type="float">
            <text:p>1.0506709282</text:p>
          </table:table-cell>
          <table:table-cell table:formula="of:=[.A625]" office:value-type="float" office:value="140.726" calcext:value-type="float">
            <text:p>140.7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1] + 1000" office:value-type="float" office:value="79000" calcext:value-type="float">
            <text:p>79000</text:p>
          </table:table-cell>
          <table:table-cell table:formula="of:=[.A631]" office:value-type="float" office:value="152810000" calcext:value-type="float">
            <text:p>152810000</text:p>
          </table:table-cell>
          <table:table-cell table:formula="of:= [.G82] / ([.F82] ^ (5/3))" office:value-type="float" office:value="1.05060619396551" calcext:value-type="float">
            <text:p>1.050606194</text:p>
          </table:table-cell>
          <table:table-cell table:formula="of:=[.A633]" office:value-type="float" office:value="139.841" calcext:value-type="float">
            <text:p>139.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82] + 1000" office:value-type="float" office:value="80000" calcext:value-type="float">
            <text:p>80000</text:p>
          </table:table-cell>
          <table:table-cell table:formula="of:=[.A639]" office:value-type="float" office:value="155792000" calcext:value-type="float">
            <text:p>155792000</text:p>
          </table:table-cell>
          <table:table-cell table:formula="of:= [.G83] / ([.F83] ^ (5/3))" office:value-type="float" office:value="1.04888652884202" calcext:value-type="float">
            <text:p>1.0488865288</text:p>
          </table:table-cell>
          <table:table-cell table:formula="of:=[.A641]" office:value-type="float" office:value="95.6382" calcext:value-type="float">
            <text:p>95.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1000</text:p>
          </table:table-cell>
          <table:table-cell table:number-columns-repeated="4"/>
          <table:table-cell table:formula="of:=[.F83] + 1000" office:value-type="float" office:value="81000" calcext:value-type="float">
            <text:p>81000</text:p>
          </table:table-cell>
          <table:table-cell table:formula="of:=[.A647]" office:value-type="float" office:value="159222000" calcext:value-type="float">
            <text:p>159222000</text:p>
          </table:table-cell>
          <table:table-cell table:formula="of:= [.G84] / ([.F84] ^ (5/3))" office:value-type="float" office:value="1.05001308222902" calcext:value-type="float">
            <text:p>1.0500130822</text:p>
          </table:table-cell>
          <table:table-cell table:formula="of:=[.A649]" office:value-type="float" office:value="133.734" calcext:value-type="float">
            <text:p>133.73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4] + 1000" office:value-type="float" office:value="82000" calcext:value-type="float">
            <text:p>82000</text:p>
          </table:table-cell>
          <table:table-cell table:formula="of:=[.A655]" office:value-type="float" office:value="162425000" calcext:value-type="float">
            <text:p>162425000</text:p>
          </table:table-cell>
          <table:table-cell table:formula="of:= [.G85] / ([.F85] ^ (5/3))" office:value-type="float" office:value="1.04945330952702" calcext:value-type="float">
            <text:p>1.0494533095</text:p>
          </table:table-cell>
          <table:table-cell table:formula="of:=[.A657]" office:value-type="float" office:value="99.7978" calcext:value-type="float">
            <text:p>99.7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85] + 1000" office:value-type="float" office:value="83000" calcext:value-type="float">
            <text:p>83000</text:p>
          </table:table-cell>
          <table:table-cell table:formula="of:=[.A663]" office:value-type="float" office:value="165393000" calcext:value-type="float">
            <text:p>165393000</text:p>
          </table:table-cell>
          <table:table-cell table:formula="of:= [.G86] / ([.F86] ^ (5/3))" office:value-type="float" office:value="1.04725788149794" calcext:value-type="float">
            <text:p>1.0472578815</text:p>
          </table:table-cell>
          <table:table-cell table:formula="of:=[.A665]" office:value-type="float" office:value="138.999" calcext:value-type="float">
            <text:p>138.999</text:p>
          </table:table-cell>
          <table:table-cell table:number-columns-repeated="2"/>
        </table:table-row>
        <table:table-row table:style-name="ro1">
          <table:table-cell office:value-type="float" office:value="5734180" calcext:value-type="float">
            <text:p>5734180</text:p>
          </table:table-cell>
          <table:table-cell table:number-columns-repeated="4"/>
          <table:table-cell table:formula="of:=[.F86] + 1000" office:value-type="float" office:value="84000" calcext:value-type="float">
            <text:p>84000</text:p>
          </table:table-cell>
          <table:table-cell table:formula="of:=[.A671]" office:value-type="float" office:value="169073000" calcext:value-type="float">
            <text:p>169073000</text:p>
          </table:table-cell>
          <table:table-cell table:formula="of:= [.G87] / ([.F87] ^ (5/3))" office:value-type="float" office:value="1.04940255036602" calcext:value-type="float">
            <text:p>1.0494025504</text:p>
          </table:table-cell>
          <table:table-cell table:formula="of:=[.A673]" office:value-type="float" office:value="137.993" calcext:value-type="float">
            <text:p>137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87] + 1000" office:value-type="float" office:value="85000" calcext:value-type="float">
            <text:p>85000</text:p>
          </table:table-cell>
          <table:table-cell table:formula="of:=[.A679]" office:value-type="float" office:value="172564000" calcext:value-type="float">
            <text:p>172564000</text:p>
          </table:table-cell>
          <table:table-cell table:formula="of:= [.G88] / ([.F88] ^ (5/3))" office:value-type="float" office:value="1.0501515786108" calcext:value-type="float">
            <text:p>1.0501515786</text:p>
          </table:table-cell>
          <table:table-cell table:formula="of:=[.A681]" office:value-type="float" office:value="135.849" calcext:value-type="float">
            <text:p>135.849</text:p>
          </table:table-cell>
          <table:table-cell table:number-columns-repeated="2"/>
        </table:table-row>
        <table:table-row table:style-name="ro1">
          <table:table-cell office:value-type="float" office:value="57.0987" calcext:value-type="float">
            <text:p>57.0987</text:p>
          </table:table-cell>
          <table:table-cell table:number-columns-repeated="4"/>
          <table:table-cell table:formula="of:=[.F88] + 1000" office:value-type="float" office:value="86000" calcext:value-type="float">
            <text:p>86000</text:p>
          </table:table-cell>
          <table:table-cell table:formula="of:=[.A687]" office:value-type="float" office:value="175729000" calcext:value-type="float">
            <text:p>175729000</text:p>
          </table:table-cell>
          <table:table-cell table:formula="of:= [.G89] / ([.F89] ^ (5/3))" office:value-type="float" office:value="1.04876781780015" calcext:value-type="float">
            <text:p>1.0487678178</text:p>
          </table:table-cell>
          <table:table-cell table:formula="of:=[.A689]" office:value-type="float" office:value="142.039" calcext:value-type="float">
            <text:p>142.0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89] + 1000" office:value-type="float" office:value="87000" calcext:value-type="float">
            <text:p>87000</text:p>
          </table:table-cell>
          <table:table-cell table:formula="of:=[.A695]" office:value-type="float" office:value="179212000" calcext:value-type="float">
            <text:p>179212000</text:p>
          </table:table-cell>
          <table:table-cell table:formula="of:= [.G90] / ([.F90] ^ (5/3))" office:value-type="float" office:value="1.04914375264759" calcext:value-type="float">
            <text:p>1.0491437526</text:p>
          </table:table-cell>
          <table:table-cell table:formula="of:=[.A697]" office:value-type="float" office:value="122.608" calcext:value-type="float">
            <text:p>122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90] + 1000" office:value-type="float" office:value="88000" calcext:value-type="float">
            <text:p>88000</text:p>
          </table:table-cell>
          <table:table-cell table:formula="of:=[.A703]" office:value-type="float" office:value="182722000" calcext:value-type="float">
            <text:p>182722000</text:p>
          </table:table-cell>
          <table:table-cell table:formula="of:= [.G91] / ([.F91] ^ (5/3))" office:value-type="float" office:value="1.0495095302402" calcext:value-type="float">
            <text:p>1.0495095302</text:p>
          </table:table-cell>
          <table:table-cell table:formula="of:=[.A705]" office:value-type="float" office:value="114.529" calcext:value-type="float">
            <text:p>114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2000</text:p>
          </table:table-cell>
          <table:table-cell table:number-columns-repeated="4"/>
          <table:table-cell table:formula="of:=[.F91] + 1000" office:value-type="float" office:value="89000" calcext:value-type="float">
            <text:p>89000</text:p>
          </table:table-cell>
          <table:table-cell table:formula="of:=[.A711]" office:value-type="float" office:value="186341000" calcext:value-type="float">
            <text:p>186341000</text:p>
          </table:table-cell>
          <table:table-cell table:formula="of:= [.G92] / ([.F92] ^ (5/3))" office:value-type="float" office:value="1.05032832452508" calcext:value-type="float">
            <text:p>1.0503283245</text:p>
          </table:table-cell>
          <table:table-cell table:formula="of:=[.A713]" office:value-type="float" office:value="113.039" calcext:value-type="float">
            <text:p>113.0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2] + 1000" office:value-type="float" office:value="90000" calcext:value-type="float">
            <text:p>90000</text:p>
          </table:table-cell>
          <table:table-cell table:formula="of:=[.A719]" office:value-type="float" office:value="189743000" calcext:value-type="float">
            <text:p>189743000</text:p>
          </table:table-cell>
          <table:table-cell table:formula="of:= [.G93] / ([.F93] ^ (5/3))" office:value-type="float" office:value="1.04977182818024" calcext:value-type="float">
            <text:p>1.0497718282</text:p>
          </table:table-cell>
          <table:table-cell table:formula="of:=[.A721]" office:value-type="float" office:value="128.323" calcext:value-type="float">
            <text:p>128.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93] + 1000" office:value-type="float" office:value="91000" calcext:value-type="float">
            <text:p>91000</text:p>
          </table:table-cell>
          <table:table-cell table:formula="of:=[.A727]" office:value-type="float" office:value="193013000" calcext:value-type="float">
            <text:p>193013000</text:p>
          </table:table-cell>
          <table:table-cell table:formula="of:= [.G94] / ([.F94] ^ (5/3))" office:value-type="float" office:value="1.04837721552583" calcext:value-type="float">
            <text:p>1.0483772155</text:p>
          </table:table-cell>
          <table:table-cell table:formula="of:=[.A729]" office:value-type="float" office:value="107.493" calcext:value-type="float">
            <text:p>107.493</text:p>
          </table:table-cell>
          <table:table-cell table:number-columns-repeated="2"/>
        </table:table-row>
        <table:table-row table:style-name="ro1">
          <table:table-cell office:value-type="float" office:value="6633620" calcext:value-type="float">
            <text:p>6633620</text:p>
          </table:table-cell>
          <table:table-cell table:number-columns-repeated="4"/>
          <table:table-cell table:formula="of:=[.F94] + 1000" office:value-type="float" office:value="92000" calcext:value-type="float">
            <text:p>92000</text:p>
          </table:table-cell>
          <table:table-cell table:formula="of:=[.A735]" office:value-type="float" office:value="196935000" calcext:value-type="float">
            <text:p>196935000</text:p>
          </table:table-cell>
          <table:table-cell table:formula="of:= [.G95] / ([.F95] ^ (5/3))" office:value-type="float" office:value="1.05037214266904" calcext:value-type="float">
            <text:p>1.0503721427</text:p>
          </table:table-cell>
          <table:table-cell table:formula="of:=[.A737]" office:value-type="float" office:value="122.744" calcext:value-type="float">
            <text:p>122.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4"/>
          <table:table-cell table:formula="of:=[.F95] + 1000" office:value-type="float" office:value="93000" calcext:value-type="float">
            <text:p>93000</text:p>
          </table:table-cell>
          <table:table-cell table:formula="of:=[.A743]" office:value-type="float" office:value="200305000" calcext:value-type="float">
            <text:p>200305000</text:p>
          </table:table-cell>
          <table:table-cell table:formula="of:= [.G96] / ([.F96] ^ (5/3))" office:value-type="float" office:value="1.04926908192855" calcext:value-type="float">
            <text:p>1.0492690819</text:p>
          </table:table-cell>
          <table:table-cell table:formula="of:=[.A745]" office:value-type="float" office:value="138.862" calcext:value-type="float">
            <text:p>138.862</text:p>
          </table:table-cell>
          <table:table-cell table:number-columns-repeated="2"/>
        </table:table-row>
        <table:table-row table:style-name="ro1">
          <table:table-cell office:value-type="float" office:value="56.2479" calcext:value-type="float">
            <text:p>56.2479</text:p>
          </table:table-cell>
          <table:table-cell table:number-columns-repeated="4"/>
          <table:table-cell table:formula="of:=[.F96] + 1000" office:value-type="float" office:value="94000" calcext:value-type="float">
            <text:p>94000</text:p>
          </table:table-cell>
          <table:table-cell table:formula="of:=[.A751]" office:value-type="float" office:value="203956000" calcext:value-type="float">
            <text:p>203956000</text:p>
          </table:table-cell>
          <table:table-cell table:formula="of:= [.G97] / ([.F97] ^ (5/3))" office:value-type="float" office:value="1.04951841528842" calcext:value-type="float">
            <text:p>1.0495184153</text:p>
          </table:table-cell>
          <table:table-cell table:formula="of:=[.A753]" office:value-type="float" office:value="136.75" calcext:value-type="float">
            <text:p>136.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97] + 1000" office:value-type="float" office:value="95000" calcext:value-type="float">
            <text:p>95000</text:p>
          </table:table-cell>
          <table:table-cell table:formula="of:=[.A759]" office:value-type="float" office:value="207428000" calcext:value-type="float">
            <text:p>207428000</text:p>
          </table:table-cell>
          <table:table-cell table:formula="of:= [.G98] / ([.F98] ^ (5/3))" office:value-type="float" office:value="1.04872439651307" calcext:value-type="float">
            <text:p>1.0487243965</text:p>
          </table:table-cell>
          <table:table-cell table:formula="of:=[.A761]" office:value-type="float" office:value="136.017" calcext:value-type="float">
            <text:p>136.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4"/>
          <table:table-cell table:formula="of:=[.F98] + 1000" office:value-type="float" office:value="96000" calcext:value-type="float">
            <text:p>96000</text:p>
          </table:table-cell>
          <table:table-cell table:formula="of:=[.A767]" office:value-type="float" office:value="211042000" calcext:value-type="float">
            <text:p>211042000</text:p>
          </table:table-cell>
          <table:table-cell table:formula="of:= [.G99] / ([.F99] ^ (5/3))" office:value-type="float" office:value="1.04853638531658" calcext:value-type="float">
            <text:p>1.0485363853</text:p>
          </table:table-cell>
          <table:table-cell table:formula="of:=[.A769]" office:value-type="float" office:value="130.631" calcext:value-type="float">
            <text:p>13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<text:s text:c="20"/>: 13000</text:p>
          </table:table-cell>
          <table:table-cell table:number-columns-repeated="4"/>
          <table:table-cell table:formula="of:=[.F99] + 1000" office:value-type="float" office:value="97000" calcext:value-type="float">
            <text:p>97000</text:p>
          </table:table-cell>
          <table:table-cell table:formula="of:=[.A775]" office:value-type="float" office:value="214781000" calcext:value-type="float">
            <text:p>214781000</text:p>
          </table:table-cell>
          <table:table-cell table:formula="of:= [.G100] / ([.F100] ^ (5/3))" office:value-type="float" office:value="1.04884095262952" calcext:value-type="float">
            <text:p>1.0488409526</text:p>
          </table:table-cell>
          <table:table-cell table:formula="of:=[.A777]" office:value-type="float" office:value="127.583" calcext:value-type="float">
            <text:p>127.58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00] + 1000" office:value-type="float" office:value="98000" calcext:value-type="float">
            <text:p>98000</text:p>
          </table:table-cell>
          <table:table-cell table:formula="of:=[.A783]" office:value-type="float" office:value="218483000" calcext:value-type="float">
            <text:p>218483000</text:p>
          </table:table-cell>
          <table:table-cell table:formula="of:= [.G101] / ([.F101] ^ (5/3))" office:value-type="float" office:value="1.04883585214265" calcext:value-type="float">
            <text:p>1.0488358521</text:p>
          </table:table-cell>
          <table:table-cell table:formula="of:=[.A785]" office:value-type="float" office:value="126.7" calcext:value-type="float">
            <text:p>12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4"/>
          <table:table-cell table:formula="of:=[.F101] + 1000" office:value-type="float" office:value="99000" calcext:value-type="float">
            <text:p>99000</text:p>
          </table:table-cell>
          <table:table-cell table:formula="of:=[.A791]" office:value-type="float" office:value="222162000" calcext:value-type="float">
            <text:p>222162000</text:p>
          </table:table-cell>
          <table:table-cell table:formula="of:= [.G102] / ([.F102] ^ (5/3))" office:value-type="float" office:value="1.04860305537196" calcext:value-type="float">
            <text:p>1.0486030554</text:p>
          </table:table-cell>
          <table:table-cell table:formula="of:=[.A793]" office:value-type="float" office:value="111.787" calcext:value-type="float">
            <text:p>111.787</text:p>
          </table:table-cell>
          <table:table-cell table:number-columns-repeated="2"/>
        </table:table-row>
        <table:table-row table:style-name="ro1">
          <table:table-cell office:value-type="float" office:value="7575810" calcext:value-type="float">
            <text:p>7575810</text:p>
          </table:table-cell>
          <table:table-cell table:number-columns-repeated="4"/>
          <table:table-cell table:formula="of:=[.F102] + 1000" office:value-type="float" office:value="100000" calcext:value-type="float">
            <text:p>100000</text:p>
          </table:table-cell>
          <table:table-cell table:formula="of:=[.A799]" office:value-type="float" office:value="226011000" calcext:value-type="float">
            <text:p>226011000</text:p>
          </table:table-cell>
          <table:table-cell table:formula="of:= [.G103] / ([.F103] ^ (5/3))" office:value-type="float" office:value="1.04905013387366" calcext:value-type="float">
            <text:p>1.0490501339</text:p>
          </table:table-cell>
          <table:table-cell table:formula="of:=[.A801]" office:value-type="float" office:value="138.996" calcext:value-type="float">
            <text:p>138.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0.7828" calcext:value-type="float">
            <text:p>60.78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586580" calcext:value-type="float">
            <text:p>8586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3.1765" calcext:value-type="float">
            <text:p>73.176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613420" calcext:value-type="float">
            <text:p>9613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6.1265" calcext:value-type="float">
            <text:p>66.126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718800" calcext:value-type="float">
            <text:p>1071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6.9366" calcext:value-type="float">
            <text:p>76.93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834700" calcext:value-type="float">
            <text:p>11834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2.3859" calcext:value-type="float">
            <text:p>62.385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031600" calcext:value-type="float">
            <text:p>13031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8.4175" calcext:value-type="float">
            <text:p>68.41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255800" calcext:value-type="float">
            <text:p>14255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6.4891" calcext:value-type="float">
            <text:p>66.48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516800" calcext:value-type="float">
            <text:p>15516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3.9075" calcext:value-type="float">
            <text:p>73.90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824400" calcext:value-type="float">
            <text:p>16824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60.7995" calcext:value-type="float">
            <text:p>60.799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162700" calcext:value-type="float">
            <text:p>18162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6.4066" calcext:value-type="float">
            <text:p>76.40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564900" calcext:value-type="float">
            <text:p>19564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6691" calcext:value-type="float">
            <text:p>83.66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036000" calcext:value-type="float">
            <text:p>2103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3.774" calcext:value-type="float">
            <text:p>93.77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516700" calcext:value-type="float">
            <text:p>22516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6619" calcext:value-type="float">
            <text:p>82.661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4009900" calcext:value-type="float">
            <text:p>24009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4.2746" calcext:value-type="float">
            <text:p>74.274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5566500" calcext:value-type="float">
            <text:p>2556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94" calcext:value-type="float">
            <text:p>114.9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7142600" calcext:value-type="float">
            <text:p>27142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8.8656" calcext:value-type="float">
            <text:p>78.86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8803700" calcext:value-type="float">
            <text:p>28803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543" calcext:value-type="float">
            <text:p>82.5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0468000" calcext:value-type="float">
            <text:p>3046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3943" calcext:value-type="float">
            <text:p>82.39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2164200" calcext:value-type="float">
            <text:p>32164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5.9166" calcext:value-type="float">
            <text:p>85.91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3941100" calcext:value-type="float">
            <text:p>33941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8.8182" calcext:value-type="float">
            <text:p>78.81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5698500" calcext:value-type="float">
            <text:p>3569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7912" calcext:value-type="float">
            <text:p>82.791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7544000" calcext:value-type="float">
            <text:p>3754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6.1971" calcext:value-type="float">
            <text:p>86.19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9415600" calcext:value-type="float">
            <text:p>39415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2.6179" calcext:value-type="float">
            <text:p>82.617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1306500" calcext:value-type="float">
            <text:p>4130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69" calcext:value-type="float">
            <text:p>100.6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3188800" calcext:value-type="float">
            <text:p>4318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1522" calcext:value-type="float">
            <text:p>83.152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5165400" calcext:value-type="float">
            <text:p>45165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79.6834" calcext:value-type="float">
            <text:p>79.68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7176900" calcext:value-type="float">
            <text:p>47176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9.9719" calcext:value-type="float">
            <text:p>89.971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9212500" calcext:value-type="float">
            <text:p>4921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7.056" calcext:value-type="float">
            <text:p>117.0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1217100" calcext:value-type="float">
            <text:p>51217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223" calcext:value-type="float">
            <text:p>100.2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3323500" calcext:value-type="float">
            <text:p>5332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3.6471" calcext:value-type="float">
            <text:p>83.64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5473000" calcext:value-type="float">
            <text:p>554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1375" calcext:value-type="float">
            <text:p>99.13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7628600" calcext:value-type="float">
            <text:p>57628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89.8213" calcext:value-type="float">
            <text:p>89.82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9815400" calcext:value-type="float">
            <text:p>59815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6.886" calcext:value-type="float">
            <text:p>106.88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2092000" calcext:value-type="float">
            <text:p>620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091" calcext:value-type="float">
            <text:p>100.0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4310000" calcext:value-type="float">
            <text:p>643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2.542" calcext:value-type="float">
            <text:p>102.5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6647800" calcext:value-type="float">
            <text:p>66647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6.753" calcext:value-type="float">
            <text:p>96.75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9002200" calcext:value-type="float">
            <text:p>69002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636" calcext:value-type="float">
            <text:p>107.6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1303300" calcext:value-type="float">
            <text:p>71303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4.381" calcext:value-type="float">
            <text:p>104.38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3752900" calcext:value-type="float">
            <text:p>73752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7.9951" calcext:value-type="float">
            <text:p>97.99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5996700" calcext:value-type="float">
            <text:p>75996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1.911" calcext:value-type="float">
            <text:p>101.9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8554600" calcext:value-type="float">
            <text:p>78554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8.364" calcext:value-type="float">
            <text:p>118.36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1200200" calcext:value-type="float">
            <text:p>81200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5.644" calcext:value-type="float">
            <text:p>105.6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3571700" calcext:value-type="float">
            <text:p>83571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528" calcext:value-type="float">
            <text:p>123.5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6147900" calcext:value-type="float">
            <text:p>86147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5.352" calcext:value-type="float">
            <text:p>105.35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8699600" calcext:value-type="float">
            <text:p>88699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1.2243" calcext:value-type="float">
            <text:p>91.22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1386600" calcext:value-type="float">
            <text:p>91386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8.0296" calcext:value-type="float">
            <text:p>98.029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3872800" calcext:value-type="float">
            <text:p>93872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4229" calcext:value-type="float">
            <text:p>99.422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6546900" calcext:value-type="float">
            <text:p>96546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772" calcext:value-type="float">
            <text:p>123.77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9160600" calcext:value-type="float">
            <text:p>99160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997" calcext:value-type="float">
            <text:p>127.99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2037000" calcext:value-type="float">
            <text:p>1020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6.855" calcext:value-type="float">
            <text:p>116.85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4827000" calcext:value-type="float">
            <text:p>10482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149" calcext:value-type="float">
            <text:p>100.14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7499000" calcext:value-type="float">
            <text:p>10749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0.169" calcext:value-type="float">
            <text:p>120.16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0356000" calcext:value-type="float">
            <text:p>11035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0.51" calcext:value-type="float">
            <text:p>120.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3095000" calcext:value-type="float">
            <text:p>11309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482" calcext:value-type="float">
            <text:p>107.4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6180000" calcext:value-type="float">
            <text:p>11618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3.411" calcext:value-type="float">
            <text:p>113.4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8876000" calcext:value-type="float">
            <text:p>11887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6.6992" calcext:value-type="float">
            <text:p>96.699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1737000" calcext:value-type="float">
            <text:p>1217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689" calcext:value-type="float">
            <text:p>114.68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4897000" calcext:value-type="float">
            <text:p>12489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464" calcext:value-type="float">
            <text:p>127.46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7794000" calcext:value-type="float">
            <text:p>12779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3.916" calcext:value-type="float">
            <text:p>103.91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0827000" calcext:value-type="float">
            <text:p>13082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08" calcext:value-type="float">
            <text:p>138.90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3960000" calcext:value-type="float">
            <text:p>1339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0.057" calcext:value-type="float">
            <text:p>100.05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6904000" calcext:value-type="float">
            <text:p>13690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3.789" calcext:value-type="float">
            <text:p>123.78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9957000" calcext:value-type="float">
            <text:p>13995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716" calcext:value-type="float">
            <text:p>107.71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3138000" calcext:value-type="float">
            <text:p>14313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4.217" calcext:value-type="float">
            <text:p>134.21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6260000" calcext:value-type="float">
            <text:p>1462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9.436" calcext:value-type="float">
            <text:p>119.4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9609000" calcext:value-type="float">
            <text:p>14960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40.726" calcext:value-type="float">
            <text:p>140.72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2810000" calcext:value-type="float">
            <text:p>1528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9.841" calcext:value-type="float">
            <text:p>139.84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5792000" calcext:value-type="float">
            <text:p>1557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5.6382" calcext:value-type="float">
            <text:p>95.638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9222000" calcext:value-type="float">
            <text:p>15922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3.734" calcext:value-type="float">
            <text:p>133.7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2425000" calcext:value-type="float">
            <text:p>16242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99.7978" calcext:value-type="float">
            <text:p>99.797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5393000" calcext:value-type="float">
            <text:p>1653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99" calcext:value-type="float">
            <text:p>138.99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9073000" calcext:value-type="float">
            <text:p>1690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7.993" calcext:value-type="float">
            <text:p>137.99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2564000" calcext:value-type="float">
            <text:p>17256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5.849" calcext:value-type="float">
            <text:p>135.84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5729000" calcext:value-type="float">
            <text:p>17572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42.039" calcext:value-type="float">
            <text:p>142.03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9212000" calcext:value-type="float">
            <text:p>17921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2.608" calcext:value-type="float">
            <text:p>122.60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2722000" calcext:value-type="float">
            <text:p>18272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4.529" calcext:value-type="float">
            <text:p>114.52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6341000" calcext:value-type="float">
            <text:p>18634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3.039" calcext:value-type="float">
            <text:p>113.03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9743000" calcext:value-type="float">
            <text:p>18974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8.323" calcext:value-type="float">
            <text:p>128.3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3013000" calcext:value-type="float">
            <text:p>19301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07.493" calcext:value-type="float">
            <text:p>107.49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6935000" calcext:value-type="float">
            <text:p>19693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2.744" calcext:value-type="float">
            <text:p>122.7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0305000" calcext:value-type="float">
            <text:p>2003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862" calcext:value-type="float">
            <text:p>138.86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3956000" calcext:value-type="float">
            <text:p>20395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6.75" calcext:value-type="float">
            <text:p>136.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7428000" calcext:value-type="float">
            <text:p>20742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6.017" calcext:value-type="float">
            <text:p>136.01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1042000" calcext:value-type="float">
            <text:p>21104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0.631" calcext:value-type="float">
            <text:p>130.63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4781000" calcext:value-type="float">
            <text:p>21478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7.583" calcext:value-type="float">
            <text:p>127.58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8483000" calcext:value-type="float">
            <text:p>21848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2162000" calcext:value-type="float">
            <text:p>22216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11.787" calcext:value-type="float">
            <text:p>111.78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6011000" calcext:value-type="float">
            <text:p>22601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138.996" calcext:value-type="float">
            <text:p>138.99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000-00-00</text:date>, <text:time style:data-style-name="N2" text:time-value="09:49:43.476306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11:02:39.637138069</dc:date>
    <meta:editing-duration>PT2H58M23S</meta:editing-duration>
    <meta:editing-cycles>9</meta:editing-cycles>
    <meta:generator>LibreOffice/5.1.6.2$Linux_X86_64 LibreOffice_project/10m0$Build-2</meta:generator>
    <meta:document-statistic meta:table-count="4" meta:cell-count="12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3.685cm" svg:y="4.204cm" style:legend-expansion="high" chart:style-name="ch2"/>
        <chart:plot-area chart:style-name="ch3" table:cell-range-address="results.C4:results.D8 results.D3:results.D3" chart:data-source-has-labels="row" svg:x="1.331cm" svg:y="0.18cm" svg:width="12.034cm" svg:height="7.665cm">
          <chartooo:coordinate-region svg:x="2.508cm" svg:y="0.379cm" svg:width="10.577cm" svg:height="6.819cm"/>
          <chart:axis chart:dimension="x" chart:name="primary-x" chart:style-name="ch4">
            <chart:title svg:x="7.172cm" svg:y="8.025cm" chart:style-name="ch5">
              <text:p>N</text:p>
            </chart:title>
          </chart:axis>
          <chart:axis chart:dimension="y" chart:name="primary-y" chart:style-name="ch4">
            <chart:title svg:x="0.451cm" svg:y="4.969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4:results.D8" chart:label-cell-address="results.D3:results.D3" chart:class="chart:scatter">
            <chart:domain table:cell-range-address="results.C4:results.C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ctual</text:p>
                <draw:g>
                  <svg:desc>results.D3:result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esults.C4:results.C8</svg:desc>
                </draw:g>
              </table:table-cell>
              <table:table-cell office:value-type="float" office:value="2350.2">
                <text:p>2350.2</text:p>
                <draw:g>
                  <svg:desc>results.D4:results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430.32">
                <text:p>743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207.3">
                <text:p>2320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3790.8">
                <text:p>3379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results.D21:results.D25" svg:x="1.331cm" svg:y="0.18cm" svg:width="10.227cm" svg:height="7.659cm">
          <chartooo:coordinate-region svg:x="2.508cm" svg:y="0.379cm" svg:width="8.956cm" svg:height="6.813cm"/>
          <chart:axis chart:dimension="x" chart:name="primary-x" chart:style-name="ch4">
            <chart:title svg:x="6.268cm" svg:y="8.019cm" chart:style-name="ch5">
              <text:p>N</text:p>
            </chart:title>
          </chart:axis>
          <chart:axis chart:dimension="y" chart:name="primary-y" chart:style-name="ch4">
            <chart:title svg:x="0.451cm" svg:y="4.966cm" chart:style-name="ch6">
              <text:p>Actual Value</text:p>
            </chart:title>
            <chart:grid chart:style-name="ch7" chart:class="major"/>
          </chart:axis>
          <chart:series chart:style-name="ch8" chart:values-cell-range-address="results.D21:results.D25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54.08865570082">
                <text:p>2354.08865570082</text:p>
                <draw:g>
                  <svg:desc>results.D21:result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10.21559170811">
                <text:p>7410.21559170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92.6186794022">
                <text:p>14492.618679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25.9248680448">
                <text:p>23325.924868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41.2873506007">
                <text:p>33741.2873506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1.442cm" svg:y="3.954cm" style:legend-expansion="high" chart:style-name="ch2"/>
        <chart:plot-area chart:style-name="ch3" table:cell-range-address="Sheet2.D3:Sheet2.D8" chart:data-source-has-labels="row" svg:x="1.3cm" svg:y="0.683cm" svg:width="11.066cm" svg:height="7.662cm">
          <chartooo:coordinate-region svg:x="3.033cm" svg:y="0.882cm" svg:width="9.239cm" svg:height="6.816cm"/>
          <chart:axis chart:dimension="x" chart:name="primary-x" chart:style-name="ch4">
            <chart:title svg:x="6.657cm" svg:y="8.445cm" chart:style-name="ch5">
              <text:p>N</text:p>
            </chart:title>
          </chart:axis>
          <chart:axis chart:dimension="y" chart:name="primary-y" chart:style-name="ch4">
            <chart:title svg:x="0.421cm" svg:y="5.471cm" chart:style-name="ch6">
              <text:p>Actual Value</text:p>
            </chart:title>
            <chart:grid chart:style-name="ch7" chart:class="major"/>
          </chart:axis>
          <chart:series chart:style-name="ch8" chart:values-cell-range-address="Sheet2.D4:Sheet2.D8" chart:label-cell-address="Sheet2.D3:Sheet2.D3" chart:class="chart:line"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Value</text:p>
                <draw:g>
                  <svg:desc>Sheet2.D3:Sheet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98260">
                <text:p>4898260</text:p>
                <draw:g>
                  <svg:desc>Sheet2.D4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22600">
                <text:p>15522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461600">
                <text:p>30461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61000">
                <text:p>4916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296800">
                <text:p>71296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